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108.54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85.89pt"/>
    </style:style>
    <style:style style:name="co12" style:family="table-column">
      <style:table-column-properties fo:break-before="auto" style:column-width="72.79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108.31pt"/>
    </style:style>
    <style:style style:name="co15" style:family="table-column">
      <style:table-column-properties fo:break-before="auto" style:column-width="187.06pt"/>
    </style:style>
    <style:style style:name="co16" style:family="table-column">
      <style:table-column-properties fo:break-before="auto" style:column-width="270.4pt"/>
    </style:style>
    <style:style style:name="co17" style:family="table-column">
      <style:table-column-properties fo:break-before="auto" style:column-width="127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2.41pt double #000000" style:border-line-width-left="0.6pt 0.6pt 1.19pt" fo:border-right="none" fo:border-top="2.41pt double #000000" style:border-line-width-top="0.6pt 0.6pt 1.19pt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2.41pt double #000000" style:border-line-width-left="0.6pt 0.6pt 1.19pt" fo:border-right="none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2.41pt double #000000" style:border-line-width-bottom="0.6pt 0.6pt 1.19pt" style:text-align-source="fix" style:repeat-content="false" fo:border-left="2.41pt double #000000" style:border-line-width-left="0.6pt 0.6pt 1.19pt" fo:border-right="none" fo:border-top="2.41pt double #000000" style:border-line-width-top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2.41pt double #000000" style:border-line-width-top="0.6pt 0.6pt 1.19pt"/>
      <style:paragraph-properties fo:text-align="center" fo:margin-left="0pt"/>
    </style:style>
    <style:style style:name="ce14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2.41pt double #000000" style:border-line-width-right="0.6pt 0.6pt 1.19pt" fo:border-top="none" style:vertical-align="middle"/>
      <style:paragraph-properties fo:text-align="center" fo:margin-left="0pt"/>
    </style:style>
    <style:style style:name="ce1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 style:data-style-name="N122">
      <style:table-cell-properties fo:border-bottom="2.41pt double #000000" style:border-line-width-bottom="0.6pt 0.6pt 1.19pt" fo:background-color="#ccff00" style:text-align-source="fix" style:repeat-content="false" fo:border-left="none" fo:border-right="none" fo:border-top="2.41pt double #000000" style:border-line-width-top="0.6pt 0.6pt 1.19pt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2.41pt double #000000" style:border-line-width-top="0.6pt 0.6pt 1.19pt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66ffff" style:text-align-source="fix" style:repeat-content="false" fo:border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2.41pt double #000000" style:border-line-width-right="0.6pt 0.6pt 1.19pt" fo:border-top="2.41pt double #000000" style:border-line-width-top="0.6pt 0.6pt 1.19pt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66ffff" style:text-align-source="fix" style:repeat-content="false" fo:border-left="none" fo:border-right="2.41pt double #000000" style:border-line-width-right="0.6pt 0.6pt 1.19pt" fo:border-top="none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2.41pt double #000000" style:border-line-width-right="0.6pt 0.6pt 1.19pt" fo:border-top="none"/>
      <style:paragraph-properties fo:text-align="center" fo:margin-left="0pt"/>
    </style:style>
    <style:style style:name="ce24" style:family="table-cell" style:parent-style-name="Default" style:data-style-name="N122">
      <style:table-cell-properties fo:border-bottom="none" style:text-align-source="fix" style:repeat-content="false" fo:border-left="none" fo:border-right="2.41pt double #000000" style:border-line-width-right="0.6pt 0.6pt 1.19pt" fo:border-top="none" style:vertical-align="middle"/>
      <style:paragraph-properties fo:text-align="center" fo:margin-left="0pt"/>
    </style:style>
    <style:style style:name="ce25" style:family="table-cell" style:parent-style-name="Default" style:data-style-name="N122">
      <style:table-cell-properties fo:border-bottom="2.41pt double #000000" style:border-line-width-bottom="0.6pt 0.6pt 1.19pt" fo:background-color="#ccff00" style:text-align-source="fix" style:repeat-content="false" fo:border-left="none" fo:border-right="2.41pt double #000000" style:border-line-width-right="0.6pt 0.6pt 1.19pt" fo:border-top="2.41pt double #000000" style:border-line-width-top="0.6pt 0.6pt 1.19pt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0.99pt double #000000" style:border-line-width-left="0.74pt 0.11pt 1.5pt" fo:border-right="none" fo:border-top="0.99pt double #000000" style:border-line-width-top="0.74pt 0.11pt 1.5pt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none" style:text-align-source="fix" style:repeat-content="false" fo:border-left="0.99pt double #000000" style:border-line-width-left="0.74pt 0.11pt 1.5pt" fo:border-right="none" fo:border-top="none" style:vertical-align="middle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0.99pt double #000000" style:border-line-width-left="0.74pt 0.11pt 1.5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99pt double #000000" style:border-line-width-bottom="0.74pt 0.11pt 1.5pt" style:text-align-source="fix" style:repeat-content="false" fo:border-left="0.99pt double #000000" style:border-line-width-left="0.74pt 0.11pt 1.5pt" fo:border-right="none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74pt 0.11pt 1.5pt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double #000000" style:border-line-width-right="0.74pt 0.11pt 1.5pt" fo:border-top="none" style:vertical-align="middle"/>
      <style:paragraph-properties fo:text-align="center" fo:margin-left="0pt"/>
    </style:style>
    <style:style style:name="ce32" style:family="table-cell" style:parent-style-name="Default" style:data-style-name="N122">
      <style:table-cell-properties fo:background-color="#ccff00" style:text-align-source="fix" style:repeat-content="false" fo:border="none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99pt double #000000" style:border-line-width-bottom="0.74pt 0.11pt 1.5pt" fo:border-left="none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74pt 0.11pt 1.5pt" style:vertical-align="middle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99pt double #000000" style:border-line-width-right="0.74pt 0.11pt 1.5pt" fo:border-top="0.99pt double #000000" style:border-line-width-top="0.74pt 0.11pt 1.5pt" style:vertical-align="middl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99ff66" style:text-align-source="fix" style:repeat-content="false" fo:border-left="none" fo:border-right="0.99pt double #000000" style:border-line-width-right="0.74pt 0.11pt 1.5pt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99pt double #000000" style:border-line-width-right="0.74pt 0.11pt 1.5pt" fo:border-top="none"/>
      <style:paragraph-properties fo:text-align="center" fo:margin-left="0pt"/>
    </style:style>
    <style:style style:name="ce38" style:family="table-cell" style:parent-style-name="Default" style:data-style-name="N122">
      <style:table-cell-properties fo:border-bottom="none" style:text-align-source="fix" style:repeat-content="false" fo:border-left="none" fo:border-right="0.99pt double #000000" style:border-line-width-right="0.74pt 0.11pt 1.5pt" fo:border-top="none" style:vertical-align="middle"/>
      <style:paragraph-properties fo:text-align="center" fo:margin-left="0pt"/>
    </style:style>
    <style:style style:name="ce39" style:family="table-cell" style:parent-style-name="Default" style:data-style-name="N122">
      <style:table-cell-properties fo:border-bottom="none" fo:background-color="#ccff00" style:text-align-source="fix" style:repeat-content="false" fo:border-left="none" fo:border-right="0.99pt double #000000" style:border-line-width-right="0.74pt 0.11pt 1.5pt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0.99pt double #000000" style:border-line-width-bottom="0.74pt 0.11pt 1.5pt" fo:border-left="none" fo:border-right="0.99pt double #000000" style:border-line-width-right="0.74pt 0.11pt 1.5pt" fo:border-top="none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/>
    </style:style>
    <style:style style:name="ce44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ff3300"/>
    </style:style>
    <style:style style:name="ce46" style:family="table-cell" style:parent-style-name="Default">
      <style:table-cell-properties fo:background-color="#ffcc0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n_panel" table:style-name="ta1">
        <table:shapes>
          <draw:frame draw:z-index="0" draw:style-name="gr1" draw:text-style-name="P1" svg:width="1204.67pt" svg:height="391.69pt" svg:x="2.04pt" svg:y="154.18pt">
            <loext:p draw:notify-on-update-of-ranges="Non_panel.A7:Non_panel.A9 Non_panel.B1:Non_panel.B1 Non_panel.B7:Non_panel.B9 Non_panel.C1:Non_panel.C1 Non_panel.C7:Non_panel.C9 Non_panel.D1:Non_panel.D1 Non_panel.D7:Non_panel.D9 Non_panel.E1:Non_panel.E1 Non_panel.E7:Non_panel.E9 Non_panel.F1:Non_panel.F1 Non_panel.F7:Non_panel.F9 Non_panel.G1:Non_panel.G1 Non_panel.G7:Non_panel.G9 Non_panel.H1:Non_panel.H1 Non_panel.H7:Non_panel.H9 Non_panel.I1:Non_panel.I1 Non_panel.I7:Non_panel.I9 Non_panel.J1:Non_panel.J1 Non_panel.J7:Non_panel.J9 Non_panel.K1:Non_panel.K1 Non_panel.K7:Non_panel.K9 Non_panel.L1:Non_panel.L1 Non_panel.L7:Non_panel.L9 Non_panel.M1:Non_panel.M1 Non_panel.M7:Non_panel.M9 Non_panel.N1:Non_panel.N1 Non_panel.N7:Non_panel.N9 Non_panel.O1:Non_panel.O1 Non_panel.O7:Non_panel.O9 Non_panel.P1:Non_panel.P1 Non_panel.P7:Non_panel.P9 Non_panel.Q1:Non_panel.Q1 Non_panel.Q7:Non_panel.Q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2"/>
        <table:table-column table:style-name="co2" table:number-columns-repeated="3" table:default-cell-style-name="ce12"/>
        <table:table-column table:style-name="co2" table:default-cell-style-name="ce11"/>
        <table:table-column table:style-name="co4" table:default-cell-style-name="ce12"/>
        <table:table-column table:style-name="co2" table:default-cell-style-name="ce12"/>
        <table:table-column table:style-name="co5" table:default-cell-style-name="ce12"/>
        <table:table-column table:style-name="co6" table:default-cell-style-name="ce11"/>
        <table:table-column table:style-name="co4" table:default-cell-style-name="ce12"/>
        <table:table-column table:style-name="co6" table:default-cell-style-name="ce12"/>
        <table:table-column table:style-name="co7" table:default-cell-style-name="ce11"/>
        <table:table-column table:style-name="co8" table:default-cell-style-name="ce12"/>
        <table:table-column table:style-name="co9" table:default-cell-style-name="ce12"/>
        <table:table-column table:style-name="co7" table:default-cell-style-name="ce12"/>
        <table:table-column table:style-name="co2" table:default-cell-style-name="ce12"/>
        <table:table-column table:style-name="co10" table:default-cell-style-name="ce12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2" table:number-columns-repeated="1003" table:default-cell-style-name="ce12"/>
        <table:table-row table:style-name="ro1">
          <table:table-cell table:style-name="ce4" office:value-type="string" calcext:value-type="string">
            <text:p>Top_limit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_T3</text:p>
          </table:table-cell>
          <table:table-cell table:style-name="ce19" office:value-type="string" calcext:value-type="string">
            <text:p>1_T2</text:p>
          </table:table-cell>
          <table:table-cell table:style-name="ce19" office:value-type="string" calcext:value-type="string">
            <text:p>1_T1</text:p>
          </table:table-cell>
          <table:table-cell table:style-name="ce13" office:value-type="float" office:value="0.5" calcext:value-type="float">
            <text:p>0.5</text:p>
          </table:table-cell>
          <table:table-cell table:style-name="ce19" office:value-type="string" calcext:value-type="string">
            <text:p>0.5_T3</text:p>
          </table:table-cell>
          <table:table-cell table:style-name="ce19" office:value-type="string" calcext:value-type="string">
            <text:p>0.5_T2</text:p>
          </table:table-cell>
          <table:table-cell table:style-name="ce19" office:value-type="string" calcext:value-type="string">
            <text:p>0.5_T1</text:p>
          </table:table-cell>
          <table:table-cell table:style-name="ce13" office:value-type="float" office:value="0.25" calcext:value-type="float">
            <text:p>0.25</text:p>
          </table:table-cell>
          <table:table-cell table:style-name="ce19" office:value-type="string" calcext:value-type="string">
            <text:p>0.25_T3</text:p>
          </table:table-cell>
          <table:table-cell table:style-name="ce19" office:value-type="string" calcext:value-type="string">
            <text:p>0.25_T2</text:p>
          </table:table-cell>
          <table:table-cell table:style-name="ce19" office:value-type="string" calcext:value-type="string">
            <text:p>0.25_T1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0_T3</text:p>
          </table:table-cell>
          <table:table-cell table:style-name="ce19" office:value-type="string" calcext:value-type="string">
            <text:p>0_T2</text:p>
          </table:table-cell>
          <table:table-cell table:style-name="ce21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Conf_Sc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20" office:value-type="float" office:value="35" calcext:value-type="float">
            <text:p>3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20" office:value-type="float" office:value="35" calcext:value-type="float">
            <text:p>3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20" office:value-type="float" office:value="35" calcext:value-type="float">
            <text:p>3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20" office:value-type="float" office:value="35" calcext:value-type="float">
            <text:p>35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Possible TP</text:p>
          </table:table-cell>
          <table:table-cell table:style-name="ce15" office:value-type="float" office:value="11512" calcext:value-type="float" table:number-columns-spanned="16" table:number-rows-spanned="1">
            <text:p>11512</text:p>
          </table:table-cell>
          <table:covered-table-cell table:style-name="ce15"/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style-name="ce9"/>
          <table:covered-table-cell table:style-name="ce10"/>
          <table:covered-table-cell table:style-name="ce11"/>
          <table:covered-table-cell table:style-name="ce23"/>
          <table:table-cell table:number-columns-repeated="1007"/>
        </table:table-row>
        <table:table-row table:style-name="ro1">
          <table:table-cell table:style-name="ce5" office:value-type="string" calcext:value-type="string">
            <text:p>TP</text:p>
          </table:table-cell>
          <table:table-cell table:style-name="ce11" office:value-type="float" office:value="11488" calcext:value-type="float">
            <text:p>11488</text:p>
          </table:table-cell>
          <table:table-cell table:style-name="ce10" office:value-type="float" office:value="11389" calcext:value-type="float">
            <text:p>11389</text:p>
          </table:table-cell>
          <table:table-cell table:style-name="ce11" office:value-type="float" office:value="11356" calcext:value-type="float">
            <text:p>11356</text:p>
          </table:table-cell>
          <table:table-cell office:value-type="float" office:value="10951" calcext:value-type="float">
            <text:p>10951</text:p>
          </table:table-cell>
          <table:table-cell table:style-name="ce11" office:value-type="float" office:value="11482" calcext:value-type="float">
            <text:p>11482</text:p>
          </table:table-cell>
          <table:table-cell table:style-name="ce11" office:value-type="float" office:value="11411" calcext:value-type="float">
            <text:p>11411</text:p>
          </table:table-cell>
          <table:table-cell table:style-name="ce11" office:value-type="float" office:value="11357" calcext:value-type="float">
            <text:p>11357</text:p>
          </table:table-cell>
          <table:table-cell office:value-type="float" office:value="10945" calcext:value-type="float">
            <text:p>10945</text:p>
          </table:table-cell>
          <table:table-cell table:style-name="ce11" office:value-type="float" office:value="11491" calcext:value-type="float">
            <text:p>11491</text:p>
          </table:table-cell>
          <table:table-cell office:value-type="float" office:value="11395" calcext:value-type="float">
            <text:p>11395</text:p>
          </table:table-cell>
          <table:table-cell office:value-type="float" office:value="11340" calcext:value-type="float">
            <text:p>11340</text:p>
          </table:table-cell>
          <table:table-cell table:style-name="ce11" office:value-type="float" office:value="10937" calcext:value-type="float">
            <text:p>10937</text:p>
          </table:table-cell>
          <table:table-cell table:style-name="ce9" office:value-type="float" office:value="11326" calcext:value-type="float">
            <text:p>11326</text:p>
          </table:table-cell>
          <table:table-cell table:style-name="ce10" office:value-type="float" office:value="10249" calcext:value-type="float">
            <text:p>10249</text:p>
          </table:table-cell>
          <table:table-cell table:style-name="ce11" office:value-type="float" office:value="10186" calcext:value-type="float">
            <text:p>10186</text:p>
          </table:table-cell>
          <table:table-cell table:style-name="ce23" office:value-type="float" office:value="9843" calcext:value-type="float">
            <text:p>9843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FN</text:p>
          </table:table-cell>
          <table:table-cell table:style-name="ce11" office:value-type="float" office:value="23" calcext:value-type="float">
            <text:p>23</text:p>
          </table:table-cell>
          <table:table-cell table:style-name="ce10" office:value-type="float" office:value="123" calcext:value-type="float">
            <text:p>123</text:p>
          </table:table-cell>
          <table:table-cell table:style-name="ce11" office:value-type="float" office:value="156" calcext:value-type="float">
            <text:p>156</text:p>
          </table:table-cell>
          <table:table-cell office:value-type="float" office:value="561" calcext:value-type="float">
            <text:p>56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55" calcext:value-type="float">
            <text:p>155</text:p>
          </table:table-cell>
          <table:table-cell office:value-type="float" office:value="567" calcext:value-type="float">
            <text:p>567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72" calcext:value-type="float">
            <text:p>172</text:p>
          </table:table-cell>
          <table:table-cell table:style-name="ce11" office:value-type="float" office:value="575" calcext:value-type="float">
            <text:p>575</text:p>
          </table:table-cell>
          <table:table-cell table:style-name="ce9" office:value-type="float" office:value="181" calcext:value-type="float">
            <text:p>181</text:p>
          </table:table-cell>
          <table:table-cell table:style-name="ce10" office:value-type="float" office:value="1263" calcext:value-type="float">
            <text:p>1263</text:p>
          </table:table-cell>
          <table:table-cell table:style-name="ce11" office:value-type="float" office:value="1326" calcext:value-type="float">
            <text:p>1326</text:p>
          </table:table-cell>
          <table:table-cell table:style-name="ce23" office:value-type="float" office:value="1669" calcext:value-type="float">
            <text:p>1669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FP</text:p>
          </table:table-cell>
          <table:table-cell table:style-name="ce11" office:value-type="float" office:value="422478" calcext:value-type="float">
            <text:p>422478</text:p>
          </table:table-cell>
          <table:table-cell table:style-name="ce10" office:value-type="float" office:value="5905" calcext:value-type="float">
            <text:p>5905</text:p>
          </table:table-cell>
          <table:table-cell table:style-name="ce11" office:value-type="float" office:value="3905" calcext:value-type="float">
            <text:p>3905</text:p>
          </table:table-cell>
          <table:table-cell office:value-type="float" office:value="1128" calcext:value-type="float">
            <text:p>1128</text:p>
          </table:table-cell>
          <table:table-cell table:style-name="ce11" office:value-type="float" office:value="492195" calcext:value-type="float">
            <text:p>492195</text:p>
          </table:table-cell>
          <table:table-cell table:style-name="ce11" office:value-type="float" office:value="5702" calcext:value-type="float">
            <text:p>5702</text:p>
          </table:table-cell>
          <table:table-cell table:style-name="ce11" office:value-type="float" office:value="3641" calcext:value-type="float">
            <text:p>3641</text:p>
          </table:table-cell>
          <table:table-cell office:value-type="float" office:value="1106" calcext:value-type="float">
            <text:p>1106</text:p>
          </table:table-cell>
          <table:table-cell table:style-name="ce11" office:value-type="float" office:value="563146" calcext:value-type="float">
            <text:p>563146</text:p>
          </table:table-cell>
          <table:table-cell office:value-type="float" office:value="5331" calcext:value-type="float">
            <text:p>5331</text:p>
          </table:table-cell>
          <table:table-cell office:value-type="float" office:value="3535" calcext:value-type="float">
            <text:p>3535</text:p>
          </table:table-cell>
          <table:table-cell table:style-name="ce11" office:value-type="float" office:value="1139" calcext:value-type="float">
            <text:p>1139</text:p>
          </table:table-cell>
          <table:table-cell table:style-name="ce9" office:value-type="float" office:value="1770584" calcext:value-type="float">
            <text:p>1770584</text:p>
          </table:table-cell>
          <table:table-cell table:style-name="ce10" office:value-type="float" office:value="7011" calcext:value-type="float">
            <text:p>7011</text:p>
          </table:table-cell>
          <table:table-cell table:style-name="ce11" office:value-type="float" office:value="4626" calcext:value-type="float">
            <text:p>4626</text:p>
          </table:table-cell>
          <table:table-cell table:style-name="ce23" office:value-type="float" office:value="1681" calcext:value-type="float">
            <text:p>1681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PPV/ Precision</text:p>
          </table:table-cell>
          <table:table-cell office:value-type="float" office:value="2.6" calcext:value-type="float">
            <text:p>2.6</text:p>
          </table:table-cell>
          <table:table-cell table:style-name="ce10" office:value-type="float" office:value="65.9" calcext:value-type="float">
            <text:p>65.9</text:p>
          </table:table-cell>
          <table:table-cell table:style-name="ce11" office:value-type="float" office:value="74.4" calcext:value-type="float">
            <text:p>74.4</text:p>
          </table:table-cell>
          <table:table-cell office:value-type="float" office:value="90.7" calcext:value-type="float">
            <text:p>90.7</text:p>
          </table:table-cell>
          <table:table-cell office:value-type="float" office:value="2.3" calcext:value-type="float">
            <text:p>2.3</text:p>
          </table:table-cell>
          <table:table-cell table:style-name="ce11" office:value-type="float" office:value="66.7" calcext:value-type="float">
            <text:p>66.7</text:p>
          </table:table-cell>
          <table:table-cell table:style-name="ce11" office:value-type="float" office:value="75.7" calcext:value-type="float">
            <text:p>75.7</text:p>
          </table:table-cell>
          <table:table-cell office:value-type="float" office:value="90.8" calcext:value-type="float">
            <text:p>90.8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  <table:table-cell office:value-type="float" office:value="76.2" calcext:value-type="float">
            <text:p>76.2</text:p>
          </table:table-cell>
          <table:table-cell office:value-type="float" office:value="90.6" calcext:value-type="float">
            <text:p>90.6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59.4" calcext:value-type="float">
            <text:p>59.4</text:p>
          </table:table-cell>
          <table:table-cell office:value-type="float" office:value="68.8" calcext:value-type="float">
            <text:p>68.8</text:p>
          </table:table-cell>
          <table:table-cell table:style-name="ce15" office:value-type="float" office:value="85.4" calcext:value-type="float">
            <text:p>85.4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F1</text:p>
          </table:table-cell>
          <table:table-cell table:style-name="ce16" table:formula="of:=2*(([.B7]*[.B9])/([.B7]+[.B9]))" office:value-type="float" office:value="5.06796899642547" calcext:value-type="float">
            <text:p>5.1</text:p>
          </table:table-cell>
          <table:table-cell table:style-name="ce16" table:formula="of:=2*(([.C7]*[.C9])/([.C7]+[.C9]))" office:value-type="float" office:value="79.1060829890983" calcext:value-type="float">
            <text:p>79.1</text:p>
          </table:table-cell>
          <table:table-cell table:style-name="ce16" table:formula="of:=2*(([.D7]*[.D9])/([.D7]+[.D9]))" office:value-type="float" office:value="84.8240001670605" calcext:value-type="float">
            <text:p>84.8</text:p>
          </table:table-cell>
          <table:table-cell table:style-name="ce16" table:formula="of:=2*(([.E7]*[.E9])/([.E7]+[.E9]))" office:value-type="float" office:value="92.8606835030635" calcext:value-type="float">
            <text:p>92.9</text:p>
          </table:table-cell>
          <table:table-cell table:style-name="ce16" table:formula="of:=2*(([.F7]*[.F9])/([.F7]+[.F9]))" office:value-type="float" office:value="4.49640260209256" calcext:value-type="float">
            <text:p>4.5</text:p>
          </table:table-cell>
          <table:table-cell table:style-name="ce16" table:formula="of:=2*(([.G7]*[.G9])/([.G7]+[.G9]))" office:value-type="float" office:value="79.7415899334001" calcext:value-type="float">
            <text:p>79.7</text:p>
          </table:table-cell>
          <table:table-cell table:style-name="ce16" table:formula="of:=2*(([.H7]*[.H9])/([.H7]+[.H9]))" office:value-type="float" office:value="85.6658747012692" calcext:value-type="float">
            <text:p>85.7</text:p>
          </table:table-cell>
          <table:table-cell table:style-name="ce16" table:formula="of:=2*(([.I7]*[.I9])/([.I7]+[.I9]))" office:value-type="float" office:value="92.8881979798388" calcext:value-type="float">
            <text:p>92.9</text:p>
          </table:table-cell>
          <table:table-cell table:style-name="ce16" table:formula="of:=2*(([.J7]*[.J9])/([.J7]+[.J9]))" office:value-type="float" office:value="3.9214347994492" calcext:value-type="float">
            <text:p>3.9</text:p>
          </table:table-cell>
          <table:table-cell table:style-name="ce16" table:formula="of:=2*(([.K7]*[.K9])/([.K7]+[.K9]))" office:value-type="float" office:value="80.687572941197" calcext:value-type="float">
            <text:p>80.7</text:p>
          </table:table-cell>
          <table:table-cell table:style-name="ce16" table:formula="of:=2*(([.L7]*[.L9])/([.L7]+[.L9]))" office:value-type="float" office:value="85.9289790287898" calcext:value-type="float">
            <text:p>85.9</text:p>
          </table:table-cell>
          <table:table-cell table:style-name="ce16" table:formula="of:=2*(([.M7]*[.M9])/([.M7]+[.M9]))" office:value-type="float" office:value="92.7503286395875" calcext:value-type="float">
            <text:p>92.8</text:p>
          </table:table-cell>
          <table:table-cell table:style-name="ce16" table:formula="of:=2*(([.N7]*[.N9])/([.N7]+[.N9]))" office:value-type="float" office:value="1.19272925891805" calcext:value-type="float">
            <text:p>1.2</text:p>
          </table:table-cell>
          <table:table-cell table:style-name="ce16" table:formula="of:=2*(([.O7]*[.O9])/([.O7]+[.O9]))" office:value-type="float" office:value="71.2572177138253" calcext:value-type="float">
            <text:p>71.3</text:p>
          </table:table-cell>
          <table:table-cell table:style-name="ce16" table:formula="of:=2*(([.P7]*[.P9])/([.P7]+[.P9]))" office:value-type="float" office:value="77.4093550869931" calcext:value-type="float">
            <text:p>77.4</text:p>
          </table:table-cell>
          <table:table-cell table:style-name="ce24" table:formula="of:=2*(([.Q7]*[.Q9])/([.Q7]+[.Q9]))" office:value-type="float" office:value="85.451011901446" calcext:value-type="float">
            <text:p>85.5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Sensitivity/ Recall</text:p>
          </table:table-cell>
          <table:table-cell table:style-name="ce17" table:formula="of:=([Non_panel.B4]/([Non_panel.B4]+[Non_panel.B5]))*100" office:value-type="float" office:value="99.8001911215359" calcext:value-type="float">
            <text:p>99.8</text:p>
          </table:table-cell>
          <table:table-cell table:style-name="ce17" table:formula="of:=([Non_panel.C4]/([Non_panel.C4]+[Non_panel.C5]))*100" office:value-type="float" office:value="98.9315496872828" calcext:value-type="float">
            <text:p>98.9</text:p>
          </table:table-cell>
          <table:table-cell table:style-name="ce17" table:formula="of:=([Non_panel.D4]/([Non_panel.D4]+[Non_panel.D5]))*100" office:value-type="float" office:value="98.6448922863099" calcext:value-type="float">
            <text:p>98.6</text:p>
          </table:table-cell>
          <table:table-cell table:style-name="ce17" table:formula="of:=([Non_panel.E4]/([Non_panel.E4]+[Non_panel.E5]))*100" office:value-type="float" office:value="95.1268241834607" calcext:value-type="float">
            <text:p>95.1</text:p>
          </table:table-cell>
          <table:table-cell table:style-name="ce17" table:formula="of:=([Non_panel.F4]/([Non_panel.F4]+[Non_panel.F5]))*100" office:value-type="float" office:value="99.8261171970092" calcext:value-type="float">
            <text:p>99.8</text:p>
          </table:table-cell>
          <table:table-cell table:style-name="ce17" table:formula="of:=([Non_panel.G4]/([Non_panel.G4]+[Non_panel.G5]))*100" office:value-type="float" office:value="99.1226546212648" calcext:value-type="float">
            <text:p>99.1</text:p>
          </table:table-cell>
          <table:table-cell table:style-name="ce17" table:formula="of:=([Non_panel.H4]/([Non_panel.H4]+[Non_panel.H5]))*100" office:value-type="float" office:value="98.6535788742182" calcext:value-type="float">
            <text:p>98.7</text:p>
          </table:table-cell>
          <table:table-cell table:style-name="ce17" table:formula="of:=([Non_panel.I4]/([Non_panel.I4]+[Non_panel.I5]))*100" office:value-type="float" office:value="95.0747046560111" calcext:value-type="float">
            <text:p>95.1</text:p>
          </table:table-cell>
          <table:table-cell table:style-name="ce17" table:formula="of:=([Non_panel.J4]/([Non_panel.J4]+[Non_panel.J5]))*100" office:value-type="float" office:value="99.8262531491617" calcext:value-type="float">
            <text:p>99.8</text:p>
          </table:table-cell>
          <table:table-cell table:style-name="ce17" table:formula="of:=([Non_panel.K4]/([Non_panel.K4]+[Non_panel.K5]))*100" office:value-type="float" office:value="98.9836692147324" calcext:value-type="float">
            <text:p>99.0</text:p>
          </table:table-cell>
          <table:table-cell table:style-name="ce17" table:formula="of:=([Non_panel.L4]/([Non_panel.L4]+[Non_panel.L5]))*100" office:value-type="float" office:value="98.5059068797776" calcext:value-type="float">
            <text:p>98.5</text:p>
          </table:table-cell>
          <table:table-cell table:style-name="ce17" table:formula="of:=([Non_panel.M4]/([Non_panel.M4]+[Non_panel.M5]))*100" office:value-type="float" office:value="95.005211952745" calcext:value-type="float">
            <text:p>95.0</text:p>
          </table:table-cell>
          <table:table-cell table:style-name="ce17" table:formula="of:=([Non_panel.N4]/([Non_panel.N4]+[Non_panel.N5]))*100" office:value-type="float" office:value="98.4270444077518" calcext:value-type="float">
            <text:p>98.4</text:p>
          </table:table-cell>
          <table:table-cell table:style-name="ce17" table:formula="of:=([Non_panel.O4]/([Non_panel.O4]+[Non_panel.O5]))*100" office:value-type="float" office:value="89.0288394718555" calcext:value-type="float">
            <text:p>89.0</text:p>
          </table:table-cell>
          <table:table-cell table:style-name="ce17" table:formula="of:=([Non_panel.P4]/([Non_panel.P4]+[Non_panel.P5]))*100" office:value-type="float" office:value="88.4815844336345" calcext:value-type="float">
            <text:p>88.5</text:p>
          </table:table-cell>
          <table:table-cell table:style-name="ce25" table:formula="of:=([Non_panel.Q4]/([Non_panel.Q4]+[Non_panel.Q5]))*100" office:value-type="float" office:value="85.502084781098" calcext:value-type="float">
            <text:p>85.5</text:p>
          </table:table-cell>
          <table:table-cell table:number-columns-repeated="1007"/>
        </table:table-row>
        <table:table-row table:style-name="ro1">
          <table:table-cell table:style-name="ce9"/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ce10" office:value-type="string" calcext:value-type="string">
            <text:p># Idents</text:p>
          </table:table-cell>
          <table:table-cell table:style-name="ce11"/>
          <table:table-cell table:style-name="ce10" office:value-type="float" office:value="3596" calcext:value-type="float">
            <text:p>3596</text:p>
          </table:table-cell>
          <table:table-cell table:style-name="ce11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11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" table:number-rows-repeated="2"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 table:formula="of:=[.B4]+[.B5]" office:value-type="float" office:value="11511" calcext:value-type="float">
            <text:p>11511</text:p>
          </table:table-cell>
          <table:table-cell table:style-name="ce10" table:formula="of:=[.C4]+[.C5]" office:value-type="float" office:value="11512" calcext:value-type="float">
            <text:p>11512</text:p>
          </table:table-cell>
          <table:table-cell table:style-name="ce10" table:formula="of:=[.D4]+[.D5]" office:value-type="float" office:value="11512" calcext:value-type="float">
            <text:p>11512</text:p>
          </table:table-cell>
          <table:table-cell table:style-name="ce10" table:formula="of:=[.E4]+[.E5]" office:value-type="float" office:value="11512" calcext:value-type="float">
            <text:p>11512</text:p>
          </table:table-cell>
          <table:table-cell table:style-name="ce10" table:formula="of:=[.F4]+[.F5]" office:value-type="float" office:value="11502" calcext:value-type="float">
            <text:p>11502</text:p>
          </table:table-cell>
          <table:table-cell table:style-name="ce10" table:formula="of:=[.G4]+[.G5]" office:value-type="float" office:value="11512" calcext:value-type="float">
            <text:p>11512</text:p>
          </table:table-cell>
          <table:table-cell table:style-name="ce10" table:formula="of:=[.H4]+[.H5]" office:value-type="float" office:value="11512" calcext:value-type="float">
            <text:p>11512</text:p>
          </table:table-cell>
          <table:table-cell table:style-name="ce10" table:formula="of:=[.I4]+[.I5]" office:value-type="float" office:value="11512" calcext:value-type="float">
            <text:p>11512</text:p>
          </table:table-cell>
          <table:table-cell table:style-name="ce10" table:formula="of:=[.J4]+[.J5]" office:value-type="float" office:value="11511" calcext:value-type="float">
            <text:p>11511</text:p>
          </table:table-cell>
          <table:table-cell table:style-name="ce10" table:formula="of:=[.K4]+[.K5]" office:value-type="float" office:value="11512" calcext:value-type="float">
            <text:p>11512</text:p>
          </table:table-cell>
          <table:table-cell table:style-name="ce10" table:formula="of:=[.L4]+[.L5]" office:value-type="float" office:value="11512" calcext:value-type="float">
            <text:p>11512</text:p>
          </table:table-cell>
          <table:table-cell table:style-name="ce10" table:formula="of:=[.M4]+[.M5]" office:value-type="float" office:value="11512" calcext:value-type="float">
            <text:p>11512</text:p>
          </table:table-cell>
          <table:table-cell table:style-name="ce10" table:formula="of:=[.N4]+[.N5]" office:value-type="float" office:value="11507" calcext:value-type="float">
            <text:p>11507</text:p>
          </table:table-cell>
          <table:table-cell table:style-name="ce10" table:formula="of:=[.O4]+[.O5]" office:value-type="float" office:value="11512" calcext:value-type="float">
            <text:p>11512</text:p>
          </table:table-cell>
          <table:table-cell table:style-name="ce10" table:formula="of:=[.P4]+[.P5]" office:value-type="float" office:value="11512" calcext:value-type="float">
            <text:p>11512</text:p>
          </table:table-cell>
          <table:table-cell table:style-name="ce10" table:formula="of:=[.Q4]+[.Q5]" office:value-type="float" office:value="11512" calcext:value-type="float">
            <text:p>1151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12"/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el" table:style-name="ta1">
        <table:shapes>
          <draw:frame draw:z-index="0" draw:style-name="gr1" draw:text-style-name="P1" svg:width="1204.67pt" svg:height="391.69pt" svg:x="0pt" svg:y="146.83pt">
            <loext:p draw:notify-on-update-of-ranges="Panel.A7:Panel.A9 Panel.B1:Panel.B1 Panel.B7:Panel.B9 Panel.C1:Panel.C1 Panel.C7:Panel.C9 Panel.D1:Panel.D1 Panel.D7:Panel.D9 Panel.E1:Panel.E1 Panel.E7:Panel.E9 Panel.F1:Panel.F1 Panel.F7:Panel.F9 Panel.G1:Panel.G1 Panel.G7:Panel.G9 Panel.H1:Panel.H1 Panel.H7:Panel.H9 Panel.I1:Panel.I1 Panel.I7:Panel.I9 Panel.J1:Panel.J1 Panel.J7:Panel.J9 Panel.K1:Panel.K1 Panel.K7:Panel.K9 Panel.L1:Panel.L1 Panel.L7:Panel.L9 Panel.M1:Panel.M1 Panel.M7:Panel.M9 Panel.N1:Panel.N1 Panel.N7:Panel.N9 Panel.O1:Panel.O1 Panel.O7:Panel.O9 Panel.P1:Panel.P1 Panel.P7:Panel.P9 Panel.Q1:Panel.Q1 Panel.Q7:Panel.Q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2"/>
        <table:table-column table:style-name="co2" table:number-columns-repeated="3" table:default-cell-style-name="ce12"/>
        <table:table-column table:style-name="co2" table:default-cell-style-name="ce11"/>
        <table:table-column table:style-name="co4" table:default-cell-style-name="ce12"/>
        <table:table-column table:style-name="co2" table:default-cell-style-name="ce12"/>
        <table:table-column table:style-name="co5" table:default-cell-style-name="ce12"/>
        <table:table-column table:style-name="co6" table:default-cell-style-name="ce11"/>
        <table:table-column table:style-name="co4" table:default-cell-style-name="ce12"/>
        <table:table-column table:style-name="co6" table:default-cell-style-name="ce12"/>
        <table:table-column table:style-name="co7" table:default-cell-style-name="ce11"/>
        <table:table-column table:style-name="co8" table:default-cell-style-name="ce12"/>
        <table:table-column table:style-name="co9" table:default-cell-style-name="ce12"/>
        <table:table-column table:style-name="co7" table:default-cell-style-name="ce12"/>
        <table:table-column table:style-name="co2" table:default-cell-style-name="ce12"/>
        <table:table-column table:style-name="co10" table:default-cell-style-name="ce12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2" table:number-columns-repeated="1003" table:default-cell-style-name="ce12"/>
        <table:table-row table:style-name="ro1">
          <table:table-cell table:style-name="ce26" office:value-type="string" calcext:value-type="string">
            <text:p>Top_limit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string" calcext:value-type="string">
            <text:p>1_T3</text:p>
          </table:table-cell>
          <table:table-cell table:style-name="ce34" office:value-type="string" calcext:value-type="string">
            <text:p>1_T2</text:p>
          </table:table-cell>
          <table:table-cell table:style-name="ce34" office:value-type="string" calcext:value-type="string">
            <text:p>1_T1</text:p>
          </table:table-cell>
          <table:table-cell table:style-name="ce30" office:value-type="float" office:value="0.5" calcext:value-type="float">
            <text:p>0.5</text:p>
          </table:table-cell>
          <table:table-cell table:style-name="ce34" office:value-type="string" calcext:value-type="string">
            <text:p>0.5_T3</text:p>
          </table:table-cell>
          <table:table-cell table:style-name="ce34" office:value-type="string" calcext:value-type="string">
            <text:p>0.5_T2</text:p>
          </table:table-cell>
          <table:table-cell table:style-name="ce34" office:value-type="string" calcext:value-type="string">
            <text:p>0.5_T1</text:p>
          </table:table-cell>
          <table:table-cell table:style-name="ce30" office:value-type="float" office:value="0.25" calcext:value-type="float">
            <text:p>0.25</text:p>
          </table:table-cell>
          <table:table-cell table:style-name="ce34" office:value-type="string" calcext:value-type="string">
            <text:p>0.25_T3</text:p>
          </table:table-cell>
          <table:table-cell table:style-name="ce34" office:value-type="string" calcext:value-type="string">
            <text:p>0.25_T2</text:p>
          </table:table-cell>
          <table:table-cell table:style-name="ce34" office:value-type="string" calcext:value-type="string">
            <text:p>0.25_T1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string" calcext:value-type="string">
            <text:p>0_T3</text:p>
          </table:table-cell>
          <table:table-cell table:style-name="ce34" office:value-type="string" calcext:value-type="string">
            <text:p>0_T2</text:p>
          </table:table-cell>
          <table:table-cell table:style-name="ce35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Conf_Score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Possible TP</text:p>
          </table:table-cell>
          <table:table-cell table:style-name="ce31" office:value-type="float" office:value="11512" calcext:value-type="float" table:number-columns-spanned="16" table:number-rows-spanned="1">
            <text:p>11512</text:p>
          </table:table-cell>
          <table:covered-table-cell table:style-name="ce10"/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style-name="ce9"/>
          <table:covered-table-cell table:style-name="ce10"/>
          <table:covered-table-cell table:style-name="ce11"/>
          <table:covered-table-cell table:style-name="ce37"/>
          <table:table-cell table:number-columns-repeated="1007"/>
        </table:table-row>
        <table:table-row table:style-name="ro1">
          <table:table-cell table:style-name="ce27" office:value-type="string" calcext:value-type="string">
            <text:p>TP</text:p>
          </table:table-cell>
          <table:table-cell table:style-name="ce11" office:value-type="float" office:value="1755" calcext:value-type="float">
            <text:p>1755</text:p>
          </table:table-cell>
          <table:table-cell table:style-name="ce10" office:value-type="float" office:value="10182" calcext:value-type="float">
            <text:p>10182</text:p>
          </table:table-cell>
          <table:table-cell table:style-name="ce11" office:value-type="float" office:value="9950" calcext:value-type="float">
            <text:p>9950</text:p>
          </table:table-cell>
          <table:table-cell office:value-type="float" office:value="9217" calcext:value-type="float">
            <text:p>9217</text:p>
          </table:table-cell>
          <table:table-cell table:style-name="ce11" office:value-type="float" office:value="1900" calcext:value-type="float">
            <text:p>1900</text:p>
          </table:table-cell>
          <table:table-cell table:style-name="ce11" office:value-type="float" office:value="10369" calcext:value-type="float">
            <text:p>10369</text:p>
          </table:table-cell>
          <table:table-cell table:style-name="ce11" office:value-type="float" office:value="10134" calcext:value-type="float">
            <text:p>10134</text:p>
          </table:table-cell>
          <table:table-cell office:value-type="float" office:value="9424" calcext:value-type="float">
            <text:p>9424</text:p>
          </table:table-cell>
          <table:table-cell table:style-name="ce11" office:value-type="float" office:value="2017" calcext:value-type="float">
            <text:p>2017</text:p>
          </table:table-cell>
          <table:table-cell office:value-type="float" office:value="10470" calcext:value-type="float">
            <text:p>10470</text:p>
          </table:table-cell>
          <table:table-cell office:value-type="float" office:value="10274" calcext:value-type="float">
            <text:p>10274</text:p>
          </table:table-cell>
          <table:table-cell table:style-name="ce11" office:value-type="float" office:value="9602" calcext:value-type="float">
            <text:p>9602</text:p>
          </table:table-cell>
          <table:table-cell table:style-name="ce9" office:value-type="float" office:value="1557" calcext:value-type="float">
            <text:p>1557</text:p>
          </table:table-cell>
          <table:table-cell table:style-name="ce10" office:value-type="float" office:value="7703" calcext:value-type="float">
            <text:p>7703</text:p>
          </table:table-cell>
          <table:table-cell table:style-name="ce11" office:value-type="float" office:value="9154" calcext:value-type="float">
            <text:p>9154</text:p>
          </table:table-cell>
          <table:table-cell table:style-name="ce37" office:value-type="float" office:value="8624" calcext:value-type="float">
            <text:p>8624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FN</text:p>
          </table:table-cell>
          <table:table-cell table:style-name="ce11" office:value-type="float" office:value="9757" calcext:value-type="float">
            <text:p>9757</text:p>
          </table:table-cell>
          <table:table-cell table:style-name="ce10" office:value-type="float" office:value="1330" calcext:value-type="float">
            <text:p>1330</text:p>
          </table:table-cell>
          <table:table-cell table:style-name="ce11" office:value-type="float" office:value="1562" calcext:value-type="float">
            <text:p>1562</text:p>
          </table:table-cell>
          <table:table-cell office:value-type="float" office:value="2295" calcext:value-type="float">
            <text:p>2295</text:p>
          </table:table-cell>
          <table:table-cell table:style-name="ce11" office:value-type="float" office:value="9612" calcext:value-type="float">
            <text:p>9612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379" calcext:value-type="float">
            <text:p>1379</text:p>
          </table:table-cell>
          <table:table-cell office:value-type="float" office:value="2089" calcext:value-type="float">
            <text:p>2089</text:p>
          </table:table-cell>
          <table:table-cell table:style-name="ce11" office:value-type="float" office:value="9495" calcext:value-type="float">
            <text:p>9495</text:p>
          </table:table-cell>
          <table:table-cell office:value-type="float" office:value="1042" calcext:value-type="float">
            <text:p>1042</text:p>
          </table:table-cell>
          <table:table-cell office:value-type="float" office:value="1238" calcext:value-type="float">
            <text:p>1238</text:p>
          </table:table-cell>
          <table:table-cell table:style-name="ce11" office:value-type="float" office:value="1910" calcext:value-type="float">
            <text:p>1910</text:p>
          </table:table-cell>
          <table:table-cell table:style-name="ce9" office:value-type="float" office:value="9955" calcext:value-type="float">
            <text:p>9955</text:p>
          </table:table-cell>
          <table:table-cell table:style-name="ce10" office:value-type="float" office:value="1863" calcext:value-type="float">
            <text:p>1863</text:p>
          </table:table-cell>
          <table:table-cell table:style-name="ce11" office:value-type="float" office:value="2358" calcext:value-type="float">
            <text:p>2358</text:p>
          </table:table-cell>
          <table:table-cell table:style-name="ce37" office:value-type="float" office:value="2888" calcext:value-type="float">
            <text:p>2888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FP</text:p>
          </table:table-cell>
          <table:table-cell table:style-name="ce11" office:value-type="float" office:value="126" calcext:value-type="float">
            <text:p>126</text:p>
          </table:table-cell>
          <table:table-cell table:style-name="ce10" office:value-type="float" office:value="20885" calcext:value-type="float">
            <text:p>20885</text:p>
          </table:table-cell>
          <table:table-cell table:style-name="ce11" office:value-type="float" office:value="13626" calcext:value-type="float">
            <text:p>13626</text:p>
          </table:table-cell>
          <table:table-cell office:value-type="float" office:value="4288" calcext:value-type="float">
            <text:p>4288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22984" calcext:value-type="float">
            <text:p>22984</text:p>
          </table:table-cell>
          <table:table-cell table:style-name="ce11" office:value-type="float" office:value="14469" calcext:value-type="float">
            <text:p>14469</text:p>
          </table:table-cell>
          <table:table-cell office:value-type="float" office:value="4424" calcext:value-type="float">
            <text:p>4424</text:p>
          </table:table-cell>
          <table:table-cell table:style-name="ce11" office:value-type="float" office:value="140" calcext:value-type="float">
            <text:p>140</text:p>
          </table:table-cell>
          <table:table-cell office:value-type="float" office:value="24122" calcext:value-type="float">
            <text:p>24122</text:p>
          </table:table-cell>
          <table:table-cell office:value-type="float" office:value="14844" calcext:value-type="float">
            <text:p>14844</text:p>
          </table:table-cell>
          <table:table-cell table:style-name="ce11" office:value-type="float" office:value="4454" calcext:value-type="float">
            <text:p>4454</text:p>
          </table:table-cell>
          <table:table-cell table:style-name="ce9" office:value-type="float" office:value="242" calcext:value-type="float">
            <text:p>242</text:p>
          </table:table-cell>
          <table:table-cell table:style-name="ce10" office:value-type="float" office:value="19633" calcext:value-type="float">
            <text:p>19633</text:p>
          </table:table-cell>
          <table:table-cell table:style-name="ce11" office:value-type="float" office:value="14855" calcext:value-type="float">
            <text:p>14855</text:p>
          </table:table-cell>
          <table:table-cell table:style-name="ce37" office:value-type="float" office:value="4982" calcext:value-type="float">
            <text:p>4982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PPV/ Precision</text:p>
          </table:table-cell>
          <table:table-cell office:value-type="float" office:value="93.3" calcext:value-type="float">
            <text:p>93.3</text:p>
          </table:table-cell>
          <table:table-cell office:value-type="float" office:value="32.8" calcext:value-type="float">
            <text:p>32.8</text:p>
          </table:table-cell>
          <table:table-cell office:value-type="float" office:value="42.2" calcext:value-type="float">
            <text:p>42.2</text:p>
          </table:table-cell>
          <table:table-cell office:value-type="float" office:value="68.2" calcext:value-type="float">
            <text:p>68.2</text:p>
          </table:table-cell>
          <table:table-cell office:value-type="float" office:value="93.3" calcext:value-type="float">
            <text:p>93.3</text:p>
          </table:table-cell>
          <table:table-cell table:style-name="ce11" office:value-type="float" office:value="31.1" calcext:value-type="float">
            <text:p>31.1</text:p>
          </table:table-cell>
          <table:table-cell table:style-name="ce11" office:value-type="float" office:value="41.2" calcext:value-type="float">
            <text:p>41.2</text:p>
          </table:table-cell>
          <table:table-cell office:value-type="float" office:value="68.1" calcext:value-type="float">
            <text:p>68.1</text:p>
          </table:table-cell>
          <table:table-cell office:value-type="float" office:value="93.5" calcext:value-type="float">
            <text:p>93.5</text:p>
          </table:table-cell>
          <table:table-cell office:value-type="float" office:value="30.3" calcext:value-type="float">
            <text:p>30.3</text:p>
          </table:table-cell>
          <table:table-cell office:value-type="float" office:value="40.9" calcext:value-type="float">
            <text:p>40.9</text:p>
          </table:table-cell>
          <table:table-cell office:value-type="float" office:value="68.3" calcext:value-type="float">
            <text:p>68.3</text:p>
          </table:table-cell>
          <table:table-cell table:style-name="ce10" office:value-type="float" office:value="86.5" calcext:value-type="float">
            <text:p>86.5</text:p>
          </table:table-cell>
          <table:table-cell table:style-name="ce10" office:value-type="float" office:value="28.2" calcext:value-type="float">
            <text:p>28.2</text:p>
          </table:table-cell>
          <table:table-cell office:value-type="float" office:value="38.1" calcext:value-type="float">
            <text:p>38.1</text:p>
          </table:table-cell>
          <table:table-cell table:style-name="ce31" office:value-type="float" office:value="63.4" calcext:value-type="float">
            <text:p>63.4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F1</text:p>
          </table:table-cell>
          <table:table-cell table:style-name="ce16" table:formula="of:=2*(([.B7]*[.B9])/([.B7]+[.B9]))" office:value-type="float" office:value="26.2076638228075" calcext:value-type="float">
            <text:p>26.2</text:p>
          </table:table-cell>
          <table:table-cell table:style-name="ce16" table:formula="of:=2*(([.C7]*[.C9])/([.C7]+[.C9]))" office:value-type="float" office:value="47.8537227853746" calcext:value-type="float">
            <text:p>47.9</text:p>
          </table:table-cell>
          <table:table-cell table:style-name="ce16" table:formula="of:=2*(([.D7]*[.D9])/([.D7]+[.D9]))" office:value-type="float" office:value="56.7109920648641" calcext:value-type="float">
            <text:p>56.7</text:p>
          </table:table-cell>
          <table:table-cell table:style-name="ce16" table:formula="of:=2*(([.E7]*[.E9])/([.E7]+[.E9]))" office:value-type="float" office:value="73.6574435804067" calcext:value-type="float">
            <text:p>73.7</text:p>
          </table:table-cell>
          <table:table-cell table:style-name="ce16" table:formula="of:=2*(([.F7]*[.F9])/([.F7]+[.F9]))" office:value-type="float" office:value="28.0475062449093" calcext:value-type="float">
            <text:p>28.0</text:p>
          </table:table-cell>
          <table:table-cell table:style-name="ce16" table:formula="of:=2*(([.G7]*[.G9])/([.G7]+[.G9]))" office:value-type="float" office:value="47.3212796659646" calcext:value-type="float">
            <text:p>47.3</text:p>
          </table:table-cell>
          <table:table-cell table:style-name="ce16" table:formula="of:=2*(([.H7]*[.H9])/([.H7]+[.H9]))" office:value-type="float" office:value="56.128360442541" calcext:value-type="float">
            <text:p>56.1</text:p>
          </table:table-cell>
          <table:table-cell table:style-name="ce16" table:formula="of:=2*(([.I7]*[.I9])/([.I7]+[.I9]))" office:value-type="float" office:value="74.3467652682959" calcext:value-type="float">
            <text:p>74.3</text:p>
          </table:table-cell>
          <table:table-cell table:style-name="ce16" table:formula="of:=2*(([.J7]*[.J9])/([.J7]+[.J9]))" office:value-type="float" office:value="29.5115611640033" calcext:value-type="float">
            <text:p>29.5</text:p>
          </table:table-cell>
          <table:table-cell table:style-name="ce16" table:formula="of:=2*(([.K7]*[.K9])/([.K7]+[.K9]))" office:value-type="float" office:value="45.4560694923735" calcext:value-type="float">
            <text:p>45.5</text:p>
          </table:table-cell>
          <table:table-cell table:style-name="ce16" table:formula="of:=2*(([.L7]*[.L9])/([.L7]+[.L9]))" office:value-type="float" office:value="56.0933329275241" calcext:value-type="float">
            <text:p>56.1</text:p>
          </table:table-cell>
          <table:table-cell table:style-name="ce16" table:formula="of:=2*(([.M7]*[.M9])/([.M7]+[.M9]))" office:value-type="float" office:value="75.101977154369" calcext:value-type="float">
            <text:p>75.1</text:p>
          </table:table-cell>
          <table:table-cell table:style-name="ce16" table:formula="of:=2*(([.N7]*[.N9])/([.N7]+[.N9]))" office:value-type="float" office:value="23.3924278846154" calcext:value-type="float">
            <text:p>23.4</text:p>
          </table:table-cell>
          <table:table-cell table:style-name="ce16" table:formula="of:=2*(([.O7]*[.O9])/([.O7]+[.O9]))" office:value-type="float" office:value="41.7715034461434" calcext:value-type="float">
            <text:p>41.8</text:p>
          </table:table-cell>
          <table:table-cell table:style-name="ce16" table:formula="of:=2*(([.P7]*[.P9])/([.P7]+[.P9]))" office:value-type="float" office:value="51.5163287167158" calcext:value-type="float">
            <text:p>51.5</text:p>
          </table:table-cell>
          <table:table-cell table:style-name="ce38" table:formula="of:=2*(([.Q7]*[.Q9])/([.Q7]+[.Q9]))" office:value-type="float" office:value="68.6773925477535" calcext:value-type="float">
            <text:p>68.7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Sensitivity/ Recall</text:p>
          </table:table-cell>
          <table:table-cell table:style-name="ce32" table:formula="of:=([Panel.B4]/([Panel.B4]+[Panel.B5]))*100" office:value-type="float" office:value="15.2449617790132" calcext:value-type="float">
            <text:p>15.2</text:p>
          </table:table-cell>
          <table:table-cell table:style-name="ce32" table:formula="of:=([Panel.C4]/([Panel.C4]+[Panel.C5]))*100" office:value-type="float" office:value="88.4468380820014" calcext:value-type="float">
            <text:p>88.4</text:p>
          </table:table-cell>
          <table:table-cell table:style-name="ce32" table:formula="of:=([Panel.D4]/([Panel.D4]+[Panel.D5]))*100" office:value-type="float" office:value="86.4315496872828" calcext:value-type="float">
            <text:p>86.4</text:p>
          </table:table-cell>
          <table:table-cell table:style-name="ce32" table:formula="of:=([Panel.E4]/([Panel.E4]+[Panel.E5]))*100" office:value-type="float" office:value="80.0642807505212" calcext:value-type="float">
            <text:p>80.1</text:p>
          </table:table-cell>
          <table:table-cell table:style-name="ce32" table:formula="of:=([Panel.F4]/([Panel.F4]+[Panel.F5]))*100" office:value-type="float" office:value="16.5045170257123" calcext:value-type="float">
            <text:p>16.5</text:p>
          </table:table-cell>
          <table:table-cell table:style-name="ce32" table:formula="of:=([Panel.G4]/([Panel.G4]+[Panel.G5]))*100" office:value-type="float" office:value="98.9125250405418" calcext:value-type="float">
            <text:p>98.9</text:p>
          </table:table-cell>
          <table:table-cell table:style-name="ce32" table:formula="of:=([Panel.H4]/([Panel.H4]+[Panel.H5]))*100" office:value-type="float" office:value="88.0222357335186" calcext:value-type="float">
            <text:p>88.0</text:p>
          </table:table-cell>
          <table:table-cell table:style-name="ce32" table:formula="of:=([Panel.I4]/([Panel.I4]+[Panel.I5]))*100" office:value-type="float" office:value="81.8552940154608" calcext:value-type="float">
            <text:p>81.9</text:p>
          </table:table-cell>
          <table:table-cell table:style-name="ce32" table:formula="of:=([Panel.J4]/([Panel.J4]+[Panel.J5]))*100" office:value-type="float" office:value="17.5208478109798" calcext:value-type="float">
            <text:p>17.5</text:p>
          </table:table-cell>
          <table:table-cell table:style-name="ce32" table:formula="of:=([Panel.K4]/([Panel.K4]+[Panel.K5]))*100" office:value-type="float" office:value="90.9485753995831" calcext:value-type="float">
            <text:p>90.9</text:p>
          </table:table-cell>
          <table:table-cell table:style-name="ce32" table:formula="of:=([Panel.L4]/([Panel.L4]+[Panel.L5]))*100" office:value-type="float" office:value="89.2460041695622" calcext:value-type="float">
            <text:p>89.2</text:p>
          </table:table-cell>
          <table:table-cell table:style-name="ce32" table:formula="of:=([Panel.M4]/([Panel.M4]+[Panel.M5]))*100" office:value-type="float" office:value="83.408617095205" calcext:value-type="float">
            <text:p>83.4</text:p>
          </table:table-cell>
          <table:table-cell table:style-name="ce32" table:formula="of:=([Panel.N4]/([Panel.N4]+[Panel.N5]))*100" office:value-type="float" office:value="13.5250173731758" calcext:value-type="float">
            <text:p>13.5</text:p>
          </table:table-cell>
          <table:table-cell table:style-name="ce32" table:formula="of:=([Panel.O4]/([Panel.O4]+[Panel.O5]))*100" office:value-type="float" office:value="80.5247752456617" calcext:value-type="float">
            <text:p>80.5</text:p>
          </table:table-cell>
          <table:table-cell table:style-name="ce32" table:formula="of:=([Panel.P4]/([Panel.P4]+[Panel.P5]))*100" office:value-type="float" office:value="79.5170257123002" calcext:value-type="float">
            <text:p>79.5</text:p>
          </table:table-cell>
          <table:table-cell table:style-name="ce39" table:formula="of:=([Panel.Q4]/([Panel.Q4]+[Panel.Q5]))*100" office:value-type="float" office:value="74.9131341209173" calcext:value-type="float">
            <text:p>74.9</text:p>
          </table:table-cell>
          <table:table-cell table:number-columns-repeated="1007"/>
        </table:table-row>
        <table:table-row table:style-name="ro1">
          <table:table-cell table:style-name="ce29"/>
          <table:table-cell table:style-name="ce33" table:number-columns-repeated="15"/>
          <table:table-cell table:style-name="ce40"/>
          <table:table-cell table:number-columns-repeated="1007"/>
        </table:table-row>
        <table:table-row table:style-name="ro1">
          <table:table-cell table:style-name="ce10" office:value-type="string" calcext:value-type="string">
            <text:p># Idents</text:p>
          </table:table-cell>
          <table:table-cell table:style-name="ce11"/>
          <table:table-cell table:style-name="ce10" office:value-type="float" office:value="3596" calcext:value-type="float">
            <text:p>3596</text:p>
          </table:table-cell>
          <table:table-cell table:style-name="ce11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11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" table:number-rows-repeated="2"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 table:formula="of:=[.B4]+[.B5]" office:value-type="float" office:value="11512" calcext:value-type="float">
            <text:p>11512</text:p>
          </table:table-cell>
          <table:table-cell table:style-name="ce10" table:formula="of:=[.C4]+[.C5]" office:value-type="float" office:value="11512" calcext:value-type="float">
            <text:p>11512</text:p>
          </table:table-cell>
          <table:table-cell table:style-name="ce10" table:formula="of:=[.D4]+[.D5]" office:value-type="float" office:value="11512" calcext:value-type="float">
            <text:p>11512</text:p>
          </table:table-cell>
          <table:table-cell table:style-name="ce10" table:formula="of:=[.E4]+[.E5]" office:value-type="float" office:value="11512" calcext:value-type="float">
            <text:p>11512</text:p>
          </table:table-cell>
          <table:table-cell table:style-name="ce10" table:formula="of:=[.F4]+[.F5]" office:value-type="float" office:value="11512" calcext:value-type="float">
            <text:p>11512</text:p>
          </table:table-cell>
          <table:table-cell table:style-name="ce10" table:formula="of:=[.G4]+[.G5]" office:value-type="float" office:value="10483" calcext:value-type="float">
            <text:p>10483</text:p>
          </table:table-cell>
          <table:table-cell table:style-name="ce10" table:formula="of:=[.H4]+[.H5]" office:value-type="float" office:value="11513" calcext:value-type="float">
            <text:p>11513</text:p>
          </table:table-cell>
          <table:table-cell table:style-name="ce10" table:formula="of:=[.I4]+[.I5]" office:value-type="float" office:value="11513" calcext:value-type="float">
            <text:p>11513</text:p>
          </table:table-cell>
          <table:table-cell table:style-name="ce10" table:formula="of:=[.J4]+[.J5]" office:value-type="float" office:value="11512" calcext:value-type="float">
            <text:p>11512</text:p>
          </table:table-cell>
          <table:table-cell table:style-name="ce10" table:formula="of:=[.K4]+[.K5]" office:value-type="float" office:value="11512" calcext:value-type="float">
            <text:p>11512</text:p>
          </table:table-cell>
          <table:table-cell table:style-name="ce10" table:formula="of:=[.L4]+[.L5]" office:value-type="float" office:value="11512" calcext:value-type="float">
            <text:p>11512</text:p>
          </table:table-cell>
          <table:table-cell table:style-name="ce10" table:formula="of:=[.M4]+[.M5]" office:value-type="float" office:value="11512" calcext:value-type="float">
            <text:p>11512</text:p>
          </table:table-cell>
          <table:table-cell table:style-name="ce10" table:formula="of:=[.N4]+[.N5]" office:value-type="float" office:value="11512" calcext:value-type="float">
            <text:p>11512</text:p>
          </table:table-cell>
          <table:table-cell table:style-name="ce10" table:formula="of:=[.O4]+[.O5]" office:value-type="float" office:value="9566" calcext:value-type="float">
            <text:p>9566</text:p>
          </table:table-cell>
          <table:table-cell table:style-name="ce10" table:formula="of:=[.P4]+[.P5]" office:value-type="float" office:value="11512" calcext:value-type="float">
            <text:p>11512</text:p>
          </table:table-cell>
          <table:table-cell table:style-name="ce10" table:formula="of:=[.Q4]+[.Q5]" office:value-type="float" office:value="11512" calcext:value-type="float">
            <text:p>11512</text:p>
          </table:table-cell>
          <table:table-cell table:number-columns-repeated="1007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12"/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_Sers_CCL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3"/>
        <table:table-row table:style-name="ro1">
          <table:table-cell table:style-name="ce41" office:value-type="string" calcext:value-type="string">
            <text:p>CCL</text:p>
          </table:table-cell>
          <table:table-cell table:style-name="ce41" office:value-type="string" calcext:value-type="string">
            <text:p>Found_correct</text:p>
          </table:table-cell>
          <table:table-cell table:style-name="ce41" office:value-type="string" calcext:value-type="string">
            <text:p>Correct_ID_first</text:p>
          </table:table-cell>
          <table:table-cell table:style-name="ce41" office:value-type="string" calcext:value-type="string">
            <text:p>Identification_possible</text:p>
          </table:table-cell>
          <table:table-cell table:style-name="ce41" office:value-type="string" calcext:value-type="string">
            <text:p>First identifier, if different from correct id</text:p>
          </table:table-cell>
          <table:table-cell table:style-name="ce41" office:value-type="string" calcext:value-type="string">
            <text:p>Comment</text:p>
          </table:table-cell>
          <table:table-cell table:style-name="ce41" office:value-type="string" calcext:value-type="string">
            <text:p>successful_identification</text:p>
          </table:table-cell>
        </table:table-row>
        <table:table-row table:style-name="ro1">
          <table:table-cell office:value-type="string" calcext:value-type="string">
            <text:p>SW837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W62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W48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K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M1215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L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-29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C-1-A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C-1-B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CT-F?</text:p>
          </table:table-cell>
          <table:table-cell table:number-columns-repeated="3" office:value-type="string" calcext:value-type="string">
            <text:p>(YES)</text:p>
          </table:table-cell>
          <table:table-cell office:value-type="string" calcext:value-type="string">
            <text:p>HCT-116</text:p>
          </table:table-cell>
          <table:table-cell office:value-type="string" calcext:value-type="string">
            <text:p>HCT-F unknown, HCT-F assumed to be related to HCT-116</text:p>
          </table:table-cell>
          <table:table-cell office:value-type="string" calcext:value-type="string">
            <text:p>(Yes)</text:p>
          </table:table-cell>
        </table:table-row>
        <table:table-row table:style-name="ro1">
          <table:table-cell office:value-type="string" calcext:value-type="string">
            <text:p>DLD1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CT-15 (DLD-1 third hit) </text:p>
          </table:table-cell>
          <table:table-cell/>
          <table:table-cell table:style-name="ce44" office:value-type="string" calcext:value-type="string">
            <text:p>It’s okay</text:p>
          </table:table-cell>
        </table:table-row>
        <table:table-row table:style-name="ro1">
          <table:table-cell office:value-type="string" calcext:value-type="string">
            <text:p>DLD1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CT-15 (DLD-1 third hit) </text:p>
          </table:table-cell>
          <table:table-cell/>
          <table:table-cell table:style-name="ce44" office:value-type="string" calcext:value-type="string">
            <text:p>It’s okay</text:p>
          </table:table-cell>
        </table:table-row>
        <table:table-row table:style-name="ro1">
          <table:table-cell office:value-type="string" calcext:value-type="string">
            <text:p>DLD1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CT-15 (DLD-1 third hit) </text:p>
          </table:table-cell>
          <table:table-cell/>
          <table:table-cell table:style-name="ce44" office:value-type="string" calcext:value-type="string">
            <text:p>It’s okay</text:p>
          </table:table-cell>
        </table:table-row>
        <table:table-row table:style-name="ro1">
          <table:table-cell office:value-type="string" calcext:value-type="string">
            <text:p>Colo-678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office:value-type="string" calcext:value-type="string">
            <text:p>BICR-18</text:p>
          </table:table-cell>
          <table:table-cell office:value-type="string" calcext:value-type="string">
            <text:p>Huge amount of hits for BICR-18 (137)</text:p>
          </table:table-cell>
          <table:table-cell table:style-name="ce45" office:value-type="string" calcext:value-type="string">
            <text:p>It’s not okay</text:p>
          </table:table-cell>
        </table:table-row>
        <table:table-row table:style-name="ro1">
          <table:table-cell office:value-type="string" calcext:value-type="string">
            <text:p>Cac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C2BBe1</text:p>
          </table:table-cell>
          <table:table-cell office:value-type="string" calcext:value-type="string">
            <text:p>C2BBe1 known to be closely related to Ca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20217_WID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T-29</text:p>
          </table:table-cell>
          <table:table-cell office:value-type="string" calcext:value-type="string">
            <text:p>Unknown CCL</text:p>
          </table:table-cell>
          <table:table-cell table:style-name="ce46" office:value-type="string" calcext:value-type="string">
            <text:p>No, due to FP</text:p>
          </table:table-cell>
        </table:table-row>
        <table:table-row table:style-name="ro1">
          <table:table-cell office:value-type="float" office:value="80616" calcext:value-type="float">
            <text:p>806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CT-116</text:p>
          </table:table-cell>
          <table:table-cell office:value-type="string" calcext:value-type="string">
            <text:p>Unknown CCL</text:p>
          </table:table-cell>
          <table:table-cell table:style-name="ce46" office:value-type="string" calcext:value-type="string">
            <text:p>No, due to FP</text:p>
          </table:table-cell>
        </table:table-row>
        <table:table-row table:style-name="ro1">
          <table:table-cell office:value-type="string" calcext:value-type="string">
            <text:p>080616_Colo-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CI-H1299</text:p>
          </table:table-cell>
          <table:table-cell office:value-type="string" calcext:value-type="string">
            <text:p>Highly diluted, almost no hits</text:p>
          </table:table-cell>
          <table:table-cell table:style-name="ce44" office:value-type="string" calcext:value-type="string">
            <text:p>It’s okay</text:p>
          </table:table-cell>
        </table:table-row>
      </table:table>
      <table:table table:name="Uniquorn1" table:style-name="ta1">
        <table:table-column table:style-name="co2" table:default-cell-style-name="Default"/>
        <table:table-column table:style-name="co2" table:number-columns-repeated="7" table:default-cell-style-name="ce7"/>
        <table:table-column table:style-name="co2" table:default-cell-style-name="ce18"/>
        <table:table-column table:style-name="co2" table:number-columns-repeated="4" table:default-cell-style-name="ce7"/>
        <table:table-row table:style-name="ro1">
          <table:table-cell/>
          <table:table-cell office:value-type="string" calcext:value-type="string">
            <text:p>Weight Threshold</text:p>
          </table:table-cell>
          <table:table-cell/>
          <table:table-cell office:value-type="string" calcext:value-type="string">
            <text:p>Maximally possible TPs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False positives</text:p>
          </table:table-cell>
          <table:table-cell office:value-type="string" calcext:value-type="string">
            <text:p>Sensitivity %</text:p>
          </table:table-cell>
          <table:table-cell office:value-type="string" calcext:value-type="string">
            <text:p>F1 %</text:p>
          </table:table-cell>
          <table:table-cell/>
          <table:table-cell office:value-type="string" calcext:value-type="string">
            <text:p>PPV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73" calcext:value-type="float">
            <text:p>3573</text:p>
          </table:table-cell>
          <table:table-cell office:value-type="float" office:value="3027" calcext:value-type="float">
            <text:p>3027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474" calcext:value-type="float">
            <text:p>347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3461" calcext:value-type="float">
            <text:p>346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11" calcext:value-type="float">
            <text:p>3111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631" calcext:value-type="float">
            <text:p>4631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904 Hybdrid capture</text:p>
          </table:table-cell>
          <table:table-cell/>
          <table:table-cell table:style-name="ce6"/>
          <table:table-cell/>
          <table:table-cell office:value-type="string" calcext:value-type="string">
            <text:p>1020 + 60 Exome-seq</text:p>
          </table:table-cell>
          <table:table-cell table:style-name="ce7"/>
          <table:table-cell office:value-type="string" calcext:value-type="string">
            <text:p>~ 676 + 938 RNA-seq Illumina HiSeq 2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6:10:39.990169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3:10:08.802579190</meta:creation-date>
    <meta:generator>LibreOffice/5.1.6.2$Linux_X86_64 LibreOffice_project/10m0$Build-2</meta:generator>
    <dc:date>2017-12-05T18:46:28.187326644</dc:date>
    <meta:editing-duration>P1DT10H32M11S</meta:editing-duration>
    <meta:editing-cycles>199</meta:editing-cycles>
    <meta:document-statistic meta:table-count="4" meta:cell-count="4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2.499cm" svg:height="13.819cm" xlink:href=".." xlink:type="simple" chart:class="chart:bar" chart:style-name="ch1">
        <chart:legend chart:legend-position="bottom" svg:x="10.381cm" svg:y="13.036cm" style:legend-expansion="wide" chart:style-name="ch2"/>
        <chart:plot-area chart:style-name="ch3" table:cell-range-address="Non_panel.A7:Non_panel.Q9 Non_panel.B1:Non_panel.Q1" chart:data-source-has-labels="both" svg:x="0.849cm" svg:y="0.276cm" svg:width="40.801cm" svg:height="12.484cm">
          <chartooo:coordinate-region svg:x="1.656cm" svg:y="0.475cm" svg:width="39.994cm" svg:height="11.638cm"/>
          <chart:axis chart:dimension="x" chart:name="primary-x" chart:style-name="ch4" chartooo:axis-type="auto">
            <chartooo:date-scale/>
            <chart:categories table:cell-range-address="Non_panel.A7:Non_panel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n_panel.B7:Non_panel.B9" chart:label-cell-address="Non_panel.B1:Non_panel.B1" chart:class="chart:bar">
            <chart:data-point chart:repeated="3"/>
          </chart:series>
          <chart:series chart:style-name="ch8" chart:values-cell-range-address="Non_panel.C7:Non_panel.C9" chart:label-cell-address="Non_panel.C1:Non_panel.C1" chart:class="chart:bar">
            <chart:data-point chart:repeated="3"/>
          </chart:series>
          <chart:series chart:style-name="ch9" chart:values-cell-range-address="Non_panel.D7:Non_panel.D9" chart:label-cell-address="Non_panel.D1:Non_panel.D1" chart:class="chart:bar">
            <chart:data-point chart:repeated="3"/>
          </chart:series>
          <chart:series chart:style-name="ch10" chart:values-cell-range-address="Non_panel.E7:Non_panel.E9" chart:label-cell-address="Non_panel.E1:Non_panel.E1" chart:class="chart:bar">
            <chart:data-point chart:repeated="3"/>
          </chart:series>
          <chart:series chart:style-name="ch11" chart:values-cell-range-address="Non_panel.F7:Non_panel.F9" chart:label-cell-address="Non_panel.F1:Non_panel.F1" chart:class="chart:bar">
            <chart:data-point chart:repeated="3"/>
          </chart:series>
          <chart:series chart:style-name="ch12" chart:values-cell-range-address="Non_panel.G7:Non_panel.G9" chart:label-cell-address="Non_panel.G1:Non_panel.G1" chart:class="chart:bar">
            <chart:data-point chart:repeated="3"/>
          </chart:series>
          <chart:series chart:style-name="ch13" chart:values-cell-range-address="Non_panel.H7:Non_panel.H9" chart:label-cell-address="Non_panel.H1:Non_panel.H1" chart:class="chart:bar">
            <chart:data-point chart:repeated="3"/>
          </chart:series>
          <chart:series chart:style-name="ch14" chart:values-cell-range-address="Non_panel.I7:Non_panel.I9" chart:label-cell-address="Non_panel.I1:Non_panel.I1" chart:class="chart:bar">
            <chart:data-point chart:repeated="3"/>
          </chart:series>
          <chart:series chart:style-name="ch15" chart:values-cell-range-address="Non_panel.J7:Non_panel.J9" chart:label-cell-address="Non_panel.J1:Non_panel.J1" chart:class="chart:bar">
            <chart:data-point chart:repeated="3"/>
          </chart:series>
          <chart:series chart:style-name="ch16" chart:values-cell-range-address="Non_panel.K7:Non_panel.K9" chart:label-cell-address="Non_panel.K1:Non_panel.K1" chart:class="chart:bar">
            <chart:data-point chart:repeated="3"/>
          </chart:series>
          <chart:series chart:style-name="ch17" chart:values-cell-range-address="Non_panel.L7:Non_panel.L9" chart:label-cell-address="Non_panel.L1:Non_panel.L1" chart:class="chart:bar">
            <chart:data-point chart:repeated="3"/>
          </chart:series>
          <chart:series chart:style-name="ch18" chart:values-cell-range-address="Non_panel.M7:Non_panel.M9" chart:label-cell-address="Non_panel.M1:Non_panel.M1" chart:class="chart:bar">
            <chart:data-point chart:repeated="3"/>
          </chart:series>
          <chart:series chart:style-name="ch7" chart:values-cell-range-address="Non_panel.N7:Non_panel.N9" chart:label-cell-address="Non_panel.N1:Non_panel.N1" chart:class="chart:bar">
            <chart:data-point chart:repeated="3"/>
          </chart:series>
          <chart:series chart:style-name="ch8" chart:values-cell-range-address="Non_panel.O7:Non_panel.O9" chart:label-cell-address="Non_panel.O1:Non_panel.O1" chart:class="chart:bar">
            <chart:data-point chart:repeated="3"/>
          </chart:series>
          <chart:series chart:style-name="ch9" chart:values-cell-range-address="Non_panel.P7:Non_panel.P9" chart:label-cell-address="Non_panel.P1:Non_panel.P1" chart:class="chart:bar">
            <chart:data-point chart:repeated="3"/>
          </chart:series>
          <chart:series chart:style-name="ch10" chart:values-cell-range-address="Non_panel.Q7:Non_panel.Q9" chart:label-cell-address="Non_panel.Q1:Non_panel.Q1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Non_panel.B1:Non_panel.B1</svg:desc>
                </draw:g>
              </table:table-cell>
              <table:table-cell office:value-type="string">
                <text:p>1_T3</text:p>
                <draw:g>
                  <svg:desc>Non_panel.C1:Non_panel.C1</svg:desc>
                </draw:g>
              </table:table-cell>
              <table:table-cell office:value-type="string">
                <text:p>1_T2</text:p>
                <draw:g>
                  <svg:desc>Non_panel.D1:Non_panel.D1</svg:desc>
                </draw:g>
              </table:table-cell>
              <table:table-cell office:value-type="string">
                <text:p>1_T1</text:p>
                <draw:g>
                  <svg:desc>Non_panel.E1:Non_panel.E1</svg:desc>
                </draw:g>
              </table:table-cell>
              <table:table-cell office:value-type="string">
                <text:p>0.5</text:p>
                <draw:g>
                  <svg:desc>Non_panel.F1:Non_panel.F1</svg:desc>
                </draw:g>
              </table:table-cell>
              <table:table-cell office:value-type="string">
                <text:p>0.5_T3</text:p>
                <draw:g>
                  <svg:desc>Non_panel.G1:Non_panel.G1</svg:desc>
                </draw:g>
              </table:table-cell>
              <table:table-cell office:value-type="string">
                <text:p>0.5_T2</text:p>
                <draw:g>
                  <svg:desc>Non_panel.H1:Non_panel.H1</svg:desc>
                </draw:g>
              </table:table-cell>
              <table:table-cell office:value-type="string">
                <text:p>0.5_T1</text:p>
                <draw:g>
                  <svg:desc>Non_panel.I1:Non_panel.I1</svg:desc>
                </draw:g>
              </table:table-cell>
              <table:table-cell office:value-type="string">
                <text:p>0.25</text:p>
                <draw:g>
                  <svg:desc>Non_panel.J1:Non_panel.J1</svg:desc>
                </draw:g>
              </table:table-cell>
              <table:table-cell office:value-type="string">
                <text:p>0.25_T3</text:p>
                <draw:g>
                  <svg:desc>Non_panel.K1:Non_panel.K1</svg:desc>
                </draw:g>
              </table:table-cell>
              <table:table-cell office:value-type="string">
                <text:p>0.25_T2</text:p>
                <draw:g>
                  <svg:desc>Non_panel.L1:Non_panel.L1</svg:desc>
                </draw:g>
              </table:table-cell>
              <table:table-cell office:value-type="string">
                <text:p>0.25_T1</text:p>
                <draw:g>
                  <svg:desc>Non_panel.M1:Non_panel.M1</svg:desc>
                </draw:g>
              </table:table-cell>
              <table:table-cell office:value-type="string">
                <text:p>0</text:p>
                <draw:g>
                  <svg:desc>Non_panel.N1:Non_panel.N1</svg:desc>
                </draw:g>
              </table:table-cell>
              <table:table-cell office:value-type="string">
                <text:p>0_T3</text:p>
                <draw:g>
                  <svg:desc>Non_panel.O1:Non_panel.O1</svg:desc>
                </draw:g>
              </table:table-cell>
              <table:table-cell office:value-type="string">
                <text:p>0_T2</text:p>
                <draw:g>
                  <svg:desc>Non_panel.P1:Non_panel.P1</svg:desc>
                </draw:g>
              </table:table-cell>
              <table:table-cell office:value-type="string">
                <text:p>0_T1</text:p>
                <draw:g>
                  <svg:desc>Non_panel.Q1:Non_panel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V/ Precision</text:p>
                <draw:g>
                  <svg:desc>Non_panel.A7:Non_panel.A9</svg:desc>
                </draw:g>
              </table:table-cell>
              <table:table-cell office:value-type="float" office:value="2.6">
                <text:p>2.6</text:p>
                <draw:g>
                  <svg:desc>Non_panel.B7:Non_panel.B9</svg:desc>
                </draw:g>
              </table:table-cell>
              <table:table-cell office:value-type="float" office:value="65.9">
                <text:p>65.9</text:p>
                <draw:g>
                  <svg:desc>Non_panel.C7:Non_panel.C9</svg:desc>
                </draw:g>
              </table:table-cell>
              <table:table-cell office:value-type="float" office:value="74.4">
                <text:p>74.4</text:p>
                <draw:g>
                  <svg:desc>Non_panel.D7:Non_panel.D9</svg:desc>
                </draw:g>
              </table:table-cell>
              <table:table-cell office:value-type="float" office:value="90.7">
                <text:p>90.7</text:p>
                <draw:g>
                  <svg:desc>Non_panel.E7:Non_panel.E9</svg:desc>
                </draw:g>
              </table:table-cell>
              <table:table-cell office:value-type="float" office:value="2.3">
                <text:p>2.3</text:p>
                <draw:g>
                  <svg:desc>Non_panel.F7:Non_panel.F9</svg:desc>
                </draw:g>
              </table:table-cell>
              <table:table-cell office:value-type="float" office:value="66.7">
                <text:p>66.7</text:p>
                <draw:g>
                  <svg:desc>Non_panel.G7:Non_panel.G9</svg:desc>
                </draw:g>
              </table:table-cell>
              <table:table-cell office:value-type="float" office:value="75.7">
                <text:p>75.7</text:p>
                <draw:g>
                  <svg:desc>Non_panel.H7:Non_panel.H9</svg:desc>
                </draw:g>
              </table:table-cell>
              <table:table-cell office:value-type="float" office:value="90.8">
                <text:p>90.8</text:p>
                <draw:g>
                  <svg:desc>Non_panel.I7:Non_panel.I9</svg:desc>
                </draw:g>
              </table:table-cell>
              <table:table-cell office:value-type="float" office:value="2">
                <text:p>2</text:p>
                <draw:g>
                  <svg:desc>Non_panel.J7:Non_panel.J9</svg:desc>
                </draw:g>
              </table:table-cell>
              <table:table-cell office:value-type="float" office:value="68.1">
                <text:p>68.1</text:p>
                <draw:g>
                  <svg:desc>Non_panel.K7:Non_panel.K9</svg:desc>
                </draw:g>
              </table:table-cell>
              <table:table-cell office:value-type="float" office:value="76.2">
                <text:p>76.2</text:p>
                <draw:g>
                  <svg:desc>Non_panel.L7:Non_panel.L9</svg:desc>
                </draw:g>
              </table:table-cell>
              <table:table-cell office:value-type="float" office:value="90.6">
                <text:p>90.6</text:p>
                <draw:g>
                  <svg:desc>Non_panel.M7:Non_panel.M9</svg:desc>
                </draw:g>
              </table:table-cell>
              <table:table-cell office:value-type="float" office:value="0.6">
                <text:p>0.6</text:p>
                <draw:g>
                  <svg:desc>Non_panel.N7:Non_panel.N9</svg:desc>
                </draw:g>
              </table:table-cell>
              <table:table-cell office:value-type="float" office:value="59.4">
                <text:p>59.4</text:p>
                <draw:g>
                  <svg:desc>Non_panel.O7:Non_panel.O9</svg:desc>
                </draw:g>
              </table:table-cell>
              <table:table-cell office:value-type="float" office:value="68.8">
                <text:p>68.8</text:p>
                <draw:g>
                  <svg:desc>Non_panel.P7:Non_panel.P9</svg:desc>
                </draw:g>
              </table:table-cell>
              <table:table-cell office:value-type="float" office:value="85.4">
                <text:p>85.4</text:p>
                <draw:g>
                  <svg:desc>Non_panel.Q7:Non_panel.Q9</svg:desc>
                </draw:g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5.06796899642547">
                <text:p>5.06796899642547</text:p>
              </table:table-cell>
              <table:table-cell office:value-type="float" office:value="79.1060829890983">
                <text:p>79.1060829890983</text:p>
              </table:table-cell>
              <table:table-cell office:value-type="float" office:value="84.8240001670605">
                <text:p>84.8240001670605</text:p>
              </table:table-cell>
              <table:table-cell office:value-type="float" office:value="92.8606835030635">
                <text:p>92.8606835030635</text:p>
              </table:table-cell>
              <table:table-cell office:value-type="float" office:value="4.49640260209256">
                <text:p>4.49640260209256</text:p>
              </table:table-cell>
              <table:table-cell office:value-type="float" office:value="79.7415899334001">
                <text:p>79.7415899334001</text:p>
              </table:table-cell>
              <table:table-cell office:value-type="float" office:value="85.6658747012692">
                <text:p>85.6658747012692</text:p>
              </table:table-cell>
              <table:table-cell office:value-type="float" office:value="92.8881979798388">
                <text:p>92.8881979798388</text:p>
              </table:table-cell>
              <table:table-cell office:value-type="float" office:value="3.9214347994492">
                <text:p>3.9214347994492</text:p>
              </table:table-cell>
              <table:table-cell office:value-type="float" office:value="80.687572941197">
                <text:p>80.687572941197</text:p>
              </table:table-cell>
              <table:table-cell office:value-type="float" office:value="85.9289790287898">
                <text:p>85.9289790287898</text:p>
              </table:table-cell>
              <table:table-cell office:value-type="float" office:value="92.7503286395875">
                <text:p>92.7503286395875</text:p>
              </table:table-cell>
              <table:table-cell office:value-type="float" office:value="1.19272925891805">
                <text:p>1.19272925891805</text:p>
              </table:table-cell>
              <table:table-cell office:value-type="float" office:value="71.2572177138253">
                <text:p>71.2572177138253</text:p>
              </table:table-cell>
              <table:table-cell office:value-type="float" office:value="77.4093550869931">
                <text:p>77.4093550869931</text:p>
              </table:table-cell>
              <table:table-cell office:value-type="float" office:value="85.451011901446">
                <text:p>85.451011901446</text:p>
              </table:table-cell>
            </table:table-row>
            <table:table-row>
              <table:table-cell office:value-type="string">
                <text:p>Sensitivity/ Recall</text:p>
              </table:table-cell>
              <table:table-cell office:value-type="float" office:value="99.8001911215359">
                <text:p>99.8001911215359</text:p>
              </table:table-cell>
              <table:table-cell office:value-type="float" office:value="98.9315496872828">
                <text:p>98.9315496872828</text:p>
              </table:table-cell>
              <table:table-cell office:value-type="float" office:value="98.6448922863099">
                <text:p>98.6448922863099</text:p>
              </table:table-cell>
              <table:table-cell office:value-type="float" office:value="95.1268241834607">
                <text:p>95.1268241834607</text:p>
              </table:table-cell>
              <table:table-cell office:value-type="float" office:value="99.8261171970092">
                <text:p>99.8261171970092</text:p>
              </table:table-cell>
              <table:table-cell office:value-type="float" office:value="99.1226546212648">
                <text:p>99.1226546212648</text:p>
              </table:table-cell>
              <table:table-cell office:value-type="float" office:value="98.6535788742182">
                <text:p>98.6535788742182</text:p>
              </table:table-cell>
              <table:table-cell office:value-type="float" office:value="95.0747046560111">
                <text:p>95.0747046560111</text:p>
              </table:table-cell>
              <table:table-cell office:value-type="float" office:value="99.8262531491617">
                <text:p>99.8262531491617</text:p>
              </table:table-cell>
              <table:table-cell office:value-type="float" office:value="98.9836692147324">
                <text:p>98.9836692147324</text:p>
              </table:table-cell>
              <table:table-cell office:value-type="float" office:value="98.5059068797776">
                <text:p>98.5059068797776</text:p>
              </table:table-cell>
              <table:table-cell office:value-type="float" office:value="95.005211952745">
                <text:p>95.005211952745</text:p>
              </table:table-cell>
              <table:table-cell office:value-type="float" office:value="98.4270444077518">
                <text:p>98.4270444077518</text:p>
              </table:table-cell>
              <table:table-cell office:value-type="float" office:value="89.0288394718555">
                <text:p>89.0288394718555</text:p>
              </table:table-cell>
              <table:table-cell office:value-type="float" office:value="88.4815844336345">
                <text:p>88.4815844336345</text:p>
              </table:table-cell>
              <table:table-cell office:value-type="float" office:value="85.502084781098">
                <text:p>85.502084781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2.499cm" svg:height="13.819cm" xlink:href=".." xlink:type="simple" chart:class="chart:bar" chart:style-name="ch1">
        <chart:legend chart:legend-position="bottom" svg:x="10.381cm" svg:y="13.036cm" style:legend-expansion="wide" chart:style-name="ch2"/>
        <chart:plot-area chart:style-name="ch3" table:cell-range-address="Panel.A7:Panel.Q9 Panel.B1:Panel.Q1" chart:data-source-has-labels="both" svg:x="0.849cm" svg:y="0.276cm" svg:width="40.801cm" svg:height="12.484cm">
          <chartooo:coordinate-region svg:x="1.656cm" svg:y="0.475cm" svg:width="39.994cm" svg:height="11.638cm"/>
          <chart:axis chart:dimension="x" chart:name="primary-x" chart:style-name="ch4" chartooo:axis-type="auto">
            <chartooo:date-scale/>
            <chart:categories table:cell-range-address="Panel.A7:Panel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nel.B7:Panel.B9" chart:label-cell-address="Panel.B1:Panel.B1" chart:class="chart:bar">
            <chart:data-point chart:repeated="3"/>
          </chart:series>
          <chart:series chart:style-name="ch8" chart:values-cell-range-address="Panel.C7:Panel.C9" chart:label-cell-address="Panel.C1:Panel.C1" chart:class="chart:bar">
            <chart:data-point chart:repeated="3"/>
          </chart:series>
          <chart:series chart:style-name="ch9" chart:values-cell-range-address="Panel.D7:Panel.D9" chart:label-cell-address="Panel.D1:Panel.D1" chart:class="chart:bar">
            <chart:data-point chart:repeated="3"/>
          </chart:series>
          <chart:series chart:style-name="ch10" chart:values-cell-range-address="Panel.E7:Panel.E9" chart:label-cell-address="Panel.E1:Panel.E1" chart:class="chart:bar">
            <chart:data-point chart:repeated="3"/>
          </chart:series>
          <chart:series chart:style-name="ch11" chart:values-cell-range-address="Panel.F7:Panel.F9" chart:label-cell-address="Panel.F1:Panel.F1" chart:class="chart:bar">
            <chart:data-point chart:repeated="3"/>
          </chart:series>
          <chart:series chart:style-name="ch12" chart:values-cell-range-address="Panel.G7:Panel.G9" chart:label-cell-address="Panel.G1:Panel.G1" chart:class="chart:bar">
            <chart:data-point chart:repeated="3"/>
          </chart:series>
          <chart:series chart:style-name="ch13" chart:values-cell-range-address="Panel.H7:Panel.H9" chart:label-cell-address="Panel.H1:Panel.H1" chart:class="chart:bar">
            <chart:data-point chart:repeated="3"/>
          </chart:series>
          <chart:series chart:style-name="ch14" chart:values-cell-range-address="Panel.I7:Panel.I9" chart:label-cell-address="Panel.I1:Panel.I1" chart:class="chart:bar">
            <chart:data-point chart:repeated="3"/>
          </chart:series>
          <chart:series chart:style-name="ch15" chart:values-cell-range-address="Panel.J7:Panel.J9" chart:label-cell-address="Panel.J1:Panel.J1" chart:class="chart:bar">
            <chart:data-point chart:repeated="3"/>
          </chart:series>
          <chart:series chart:style-name="ch16" chart:values-cell-range-address="Panel.K7:Panel.K9" chart:label-cell-address="Panel.K1:Panel.K1" chart:class="chart:bar">
            <chart:data-point chart:repeated="3"/>
          </chart:series>
          <chart:series chart:style-name="ch17" chart:values-cell-range-address="Panel.L7:Panel.L9" chart:label-cell-address="Panel.L1:Panel.L1" chart:class="chart:bar">
            <chart:data-point chart:repeated="3"/>
          </chart:series>
          <chart:series chart:style-name="ch18" chart:values-cell-range-address="Panel.M7:Panel.M9" chart:label-cell-address="Panel.M1:Panel.M1" chart:class="chart:bar">
            <chart:data-point chart:repeated="3"/>
          </chart:series>
          <chart:series chart:style-name="ch7" chart:values-cell-range-address="Panel.N7:Panel.N9" chart:label-cell-address="Panel.N1:Panel.N1" chart:class="chart:bar">
            <chart:data-point chart:repeated="3"/>
          </chart:series>
          <chart:series chart:style-name="ch8" chart:values-cell-range-address="Panel.O7:Panel.O9" chart:label-cell-address="Panel.O1:Panel.O1" chart:class="chart:bar">
            <chart:data-point chart:repeated="3"/>
          </chart:series>
          <chart:series chart:style-name="ch9" chart:values-cell-range-address="Panel.P7:Panel.P9" chart:label-cell-address="Panel.P1:Panel.P1" chart:class="chart:bar">
            <chart:data-point chart:repeated="3"/>
          </chart:series>
          <chart:series chart:style-name="ch10" chart:values-cell-range-address="Panel.Q7:Panel.Q9" chart:label-cell-address="Panel.Q1:Panel.Q1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anel.B1:Panel.B1</svg:desc>
                </draw:g>
              </table:table-cell>
              <table:table-cell office:value-type="string">
                <text:p>1_T3</text:p>
                <draw:g>
                  <svg:desc>Panel.C1:Panel.C1</svg:desc>
                </draw:g>
              </table:table-cell>
              <table:table-cell office:value-type="string">
                <text:p>1_T2</text:p>
                <draw:g>
                  <svg:desc>Panel.D1:Panel.D1</svg:desc>
                </draw:g>
              </table:table-cell>
              <table:table-cell office:value-type="string">
                <text:p>1_T1</text:p>
                <draw:g>
                  <svg:desc>Panel.E1:Panel.E1</svg:desc>
                </draw:g>
              </table:table-cell>
              <table:table-cell office:value-type="string">
                <text:p>0.5</text:p>
                <draw:g>
                  <svg:desc>Panel.F1:Panel.F1</svg:desc>
                </draw:g>
              </table:table-cell>
              <table:table-cell office:value-type="string">
                <text:p>0.5_T3</text:p>
                <draw:g>
                  <svg:desc>Panel.G1:Panel.G1</svg:desc>
                </draw:g>
              </table:table-cell>
              <table:table-cell office:value-type="string">
                <text:p>0.5_T2</text:p>
                <draw:g>
                  <svg:desc>Panel.H1:Panel.H1</svg:desc>
                </draw:g>
              </table:table-cell>
              <table:table-cell office:value-type="string">
                <text:p>0.5_T1</text:p>
                <draw:g>
                  <svg:desc>Panel.I1:Panel.I1</svg:desc>
                </draw:g>
              </table:table-cell>
              <table:table-cell office:value-type="string">
                <text:p>0.25</text:p>
                <draw:g>
                  <svg:desc>Panel.J1:Panel.J1</svg:desc>
                </draw:g>
              </table:table-cell>
              <table:table-cell office:value-type="string">
                <text:p>0.25_T3</text:p>
                <draw:g>
                  <svg:desc>Panel.K1:Panel.K1</svg:desc>
                </draw:g>
              </table:table-cell>
              <table:table-cell office:value-type="string">
                <text:p>0.25_T2</text:p>
                <draw:g>
                  <svg:desc>Panel.L1:Panel.L1</svg:desc>
                </draw:g>
              </table:table-cell>
              <table:table-cell office:value-type="string">
                <text:p>0.25_T1</text:p>
                <draw:g>
                  <svg:desc>Panel.M1:Panel.M1</svg:desc>
                </draw:g>
              </table:table-cell>
              <table:table-cell office:value-type="string">
                <text:p>0</text:p>
                <draw:g>
                  <svg:desc>Panel.N1:Panel.N1</svg:desc>
                </draw:g>
              </table:table-cell>
              <table:table-cell office:value-type="string">
                <text:p>0_T3</text:p>
                <draw:g>
                  <svg:desc>Panel.O1:Panel.O1</svg:desc>
                </draw:g>
              </table:table-cell>
              <table:table-cell office:value-type="string">
                <text:p>0_T2</text:p>
                <draw:g>
                  <svg:desc>Panel.P1:Panel.P1</svg:desc>
                </draw:g>
              </table:table-cell>
              <table:table-cell office:value-type="string">
                <text:p>0_T1</text:p>
                <draw:g>
                  <svg:desc>Panel.Q1:Panel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V/ Precision</text:p>
                <draw:g>
                  <svg:desc>Panel.A7:Panel.A9</svg:desc>
                </draw:g>
              </table:table-cell>
              <table:table-cell office:value-type="float" office:value="93.3">
                <text:p>93.3</text:p>
                <draw:g>
                  <svg:desc>Panel.B7:Panel.B9</svg:desc>
                </draw:g>
              </table:table-cell>
              <table:table-cell office:value-type="float" office:value="32.8">
                <text:p>32.8</text:p>
                <draw:g>
                  <svg:desc>Panel.C7:Panel.C9</svg:desc>
                </draw:g>
              </table:table-cell>
              <table:table-cell office:value-type="float" office:value="42.2">
                <text:p>42.2</text:p>
                <draw:g>
                  <svg:desc>Panel.D7:Panel.D9</svg:desc>
                </draw:g>
              </table:table-cell>
              <table:table-cell office:value-type="float" office:value="68.2">
                <text:p>68.2</text:p>
                <draw:g>
                  <svg:desc>Panel.E7:Panel.E9</svg:desc>
                </draw:g>
              </table:table-cell>
              <table:table-cell office:value-type="float" office:value="93.3">
                <text:p>93.3</text:p>
                <draw:g>
                  <svg:desc>Panel.F7:Panel.F9</svg:desc>
                </draw:g>
              </table:table-cell>
              <table:table-cell office:value-type="float" office:value="31.1">
                <text:p>31.1</text:p>
                <draw:g>
                  <svg:desc>Panel.G7:Panel.G9</svg:desc>
                </draw:g>
              </table:table-cell>
              <table:table-cell office:value-type="float" office:value="41.2">
                <text:p>41.2</text:p>
                <draw:g>
                  <svg:desc>Panel.H7:Panel.H9</svg:desc>
                </draw:g>
              </table:table-cell>
              <table:table-cell office:value-type="float" office:value="68.1">
                <text:p>68.1</text:p>
                <draw:g>
                  <svg:desc>Panel.I7:Panel.I9</svg:desc>
                </draw:g>
              </table:table-cell>
              <table:table-cell office:value-type="float" office:value="93.5">
                <text:p>93.5</text:p>
                <draw:g>
                  <svg:desc>Panel.J7:Panel.J9</svg:desc>
                </draw:g>
              </table:table-cell>
              <table:table-cell office:value-type="float" office:value="30.3">
                <text:p>30.3</text:p>
                <draw:g>
                  <svg:desc>Panel.K7:Panel.K9</svg:desc>
                </draw:g>
              </table:table-cell>
              <table:table-cell office:value-type="float" office:value="40.9">
                <text:p>40.9</text:p>
                <draw:g>
                  <svg:desc>Panel.L7:Panel.L9</svg:desc>
                </draw:g>
              </table:table-cell>
              <table:table-cell office:value-type="float" office:value="68.3">
                <text:p>68.3</text:p>
                <draw:g>
                  <svg:desc>Panel.M7:Panel.M9</svg:desc>
                </draw:g>
              </table:table-cell>
              <table:table-cell office:value-type="float" office:value="86.5">
                <text:p>86.5</text:p>
                <draw:g>
                  <svg:desc>Panel.N7:Panel.N9</svg:desc>
                </draw:g>
              </table:table-cell>
              <table:table-cell office:value-type="float" office:value="28.2">
                <text:p>28.2</text:p>
                <draw:g>
                  <svg:desc>Panel.O7:Panel.O9</svg:desc>
                </draw:g>
              </table:table-cell>
              <table:table-cell office:value-type="float" office:value="38.1">
                <text:p>38.1</text:p>
                <draw:g>
                  <svg:desc>Panel.P7:Panel.P9</svg:desc>
                </draw:g>
              </table:table-cell>
              <table:table-cell office:value-type="float" office:value="63.4">
                <text:p>63.4</text:p>
                <draw:g>
                  <svg:desc>Panel.Q7:Panel.Q9</svg:desc>
                </draw:g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26.2076638228075">
                <text:p>26.2076638228075</text:p>
              </table:table-cell>
              <table:table-cell office:value-type="float" office:value="47.8537227853746">
                <text:p>47.8537227853746</text:p>
              </table:table-cell>
              <table:table-cell office:value-type="float" office:value="56.7109920648641">
                <text:p>56.7109920648641</text:p>
              </table:table-cell>
              <table:table-cell office:value-type="float" office:value="73.6574435804067">
                <text:p>73.6574435804067</text:p>
              </table:table-cell>
              <table:table-cell office:value-type="float" office:value="28.0475062449093">
                <text:p>28.0475062449093</text:p>
              </table:table-cell>
              <table:table-cell office:value-type="float" office:value="47.3212796659646">
                <text:p>47.3212796659646</text:p>
              </table:table-cell>
              <table:table-cell office:value-type="float" office:value="56.128360442541">
                <text:p>56.128360442541</text:p>
              </table:table-cell>
              <table:table-cell office:value-type="float" office:value="74.3467652682959">
                <text:p>74.3467652682959</text:p>
              </table:table-cell>
              <table:table-cell office:value-type="float" office:value="29.5115611640033">
                <text:p>29.5115611640033</text:p>
              </table:table-cell>
              <table:table-cell office:value-type="float" office:value="45.4560694923735">
                <text:p>45.4560694923735</text:p>
              </table:table-cell>
              <table:table-cell office:value-type="float" office:value="56.0933329275241">
                <text:p>56.0933329275241</text:p>
              </table:table-cell>
              <table:table-cell office:value-type="float" office:value="75.101977154369">
                <text:p>75.101977154369</text:p>
              </table:table-cell>
              <table:table-cell office:value-type="float" office:value="23.3924278846154">
                <text:p>23.3924278846154</text:p>
              </table:table-cell>
              <table:table-cell office:value-type="float" office:value="41.7715034461434">
                <text:p>41.7715034461434</text:p>
              </table:table-cell>
              <table:table-cell office:value-type="float" office:value="51.5163287167158">
                <text:p>51.5163287167158</text:p>
              </table:table-cell>
              <table:table-cell office:value-type="float" office:value="68.6773925477535">
                <text:p>68.6773925477535</text:p>
              </table:table-cell>
            </table:table-row>
            <table:table-row>
              <table:table-cell office:value-type="string">
                <text:p>Sensitivity/ Recall</text:p>
              </table:table-cell>
              <table:table-cell office:value-type="float" office:value="15.2449617790132">
                <text:p>15.2449617790132</text:p>
              </table:table-cell>
              <table:table-cell office:value-type="float" office:value="88.4468380820014">
                <text:p>88.4468380820014</text:p>
              </table:table-cell>
              <table:table-cell office:value-type="float" office:value="86.4315496872828">
                <text:p>86.4315496872828</text:p>
              </table:table-cell>
              <table:table-cell office:value-type="float" office:value="80.0642807505212">
                <text:p>80.0642807505212</text:p>
              </table:table-cell>
              <table:table-cell office:value-type="float" office:value="16.5045170257123">
                <text:p>16.5045170257123</text:p>
              </table:table-cell>
              <table:table-cell office:value-type="float" office:value="98.9125250405418">
                <text:p>98.9125250405418</text:p>
              </table:table-cell>
              <table:table-cell office:value-type="float" office:value="88.0222357335186">
                <text:p>88.0222357335186</text:p>
              </table:table-cell>
              <table:table-cell office:value-type="float" office:value="81.8552940154608">
                <text:p>81.8552940154608</text:p>
              </table:table-cell>
              <table:table-cell office:value-type="float" office:value="17.5208478109798">
                <text:p>17.5208478109798</text:p>
              </table:table-cell>
              <table:table-cell office:value-type="float" office:value="90.9485753995831">
                <text:p>90.9485753995831</text:p>
              </table:table-cell>
              <table:table-cell office:value-type="float" office:value="89.2460041695622">
                <text:p>89.2460041695622</text:p>
              </table:table-cell>
              <table:table-cell office:value-type="float" office:value="83.408617095205">
                <text:p>83.408617095205</text:p>
              </table:table-cell>
              <table:table-cell office:value-type="float" office:value="13.5250173731758">
                <text:p>13.5250173731758</text:p>
              </table:table-cell>
              <table:table-cell office:value-type="float" office:value="80.5247752456617">
                <text:p>80.5247752456617</text:p>
              </table:table-cell>
              <table:table-cell office:value-type="float" office:value="79.5170257123002">
                <text:p>79.5170257123002</text:p>
              </table:table-cell>
              <table:table-cell office:value-type="float" office:value="74.9131341209173">
                <text:p>74.9131341209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